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15.54pt"/>
    </style:style>
    <style:style style:name="co10" style:family="table-column">
      <style:table-column-properties fo:break-before="auto" style:column-width="109.2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H221:Sheet1.H245 Sheet1.I221:Sheet1.I245 Sheet1.H3:Sheet1.H17 Sheet1.I3:Sheet1.I17 Sheet1.H19:Sheet1.H32 Sheet1.I19:Sheet1.I32 Sheet1.H109:Sheet1.H140 Sheet1.I109:Sheet1.I140 Sheet1.H142:Sheet1.H167 Sheet1.I142:Sheet1.I167 Sheet1.H169:Sheet1.H195 Sheet1.I169:Sheet1.I195 Sheet1.H197:Sheet1.H219 Sheet1.I197:Sheet1.I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8.86pt" svg:height="246.78pt" svg:x="1747.08pt" svg:y="718.5pt">
            <draw:object draw:notify-on-update-of-ranges="Sheet1.H109:Sheet1.H140 Sheet1.I109:Sheet1.I140 Sheet1.H3:Sheet1.H17 Sheet1.I3:Sheet1.I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1.09pt" svg:height="238.93pt" svg:x="1754.22pt" svg:y="994.05pt">
            <draw:object draw:notify-on-update-of-ranges="Sheet1.H247:Sheet1.H264 Sheet1.I247:Sheet1.I264 Sheet1.H88:Sheet1.H95 Sheet1.I88:Sheet1.I9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33.9pt" svg:height="244.06pt" svg:x="1302.69pt" svg:y="997.51pt">
            <draw:object draw:notify-on-update-of-ranges="Sheet1.H88:Sheet1.H95 Sheet1.G88:Sheet1.G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430.67pt" svg:height="242.39pt" svg:x="1305.92pt" svg:y="721.33pt">
            <draw:object draw:notify-on-update-of-ranges="Sheet1.H247:Sheet1.H264 Sheet1.G247:Sheet1.G26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433.81pt" svg:height="244.15pt" svg:x="1302.77pt" svg:y="1273.69pt">
            <draw:object draw:notify-on-update-of-ranges="Sheet1.H109:Sheet1.H140 Sheet1.G109:Sheet1.G1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436.88pt" svg:height="245.88pt" svg:x="1302.24pt" svg:y="1543.78pt">
            <draw:object draw:notify-on-update-of-ranges="Sheet1.H3:Sheet1.H17 Sheet1.G3:Sheet1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436.88pt" svg:height="245.88pt" svg:x="1297.96pt" svg:y="1907.86pt">
            <draw:object draw:notify-on-update-of-ranges="Sheet1.H142:Sheet1.H167 Sheet1.G142:Sheet1.G1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1" draw:text-style-name="P1" svg:width="436.88pt" svg:height="245.88pt" svg:x="1292.97pt" svg:y="2181.63pt">
            <draw:object draw:notify-on-update-of-ranges="Sheet1.H34:Sheet1.H45 Sheet1.G34:Sheet1.G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430.67pt" svg:height="242.39pt" svg:x="1754.36pt" svg:y="1277.12pt">
            <draw:object draw:notify-on-update-of-ranges="Sheet1.H247:Sheet1.H264 Sheet1.I247:Sheet1.I264 Sheet1.H142:Sheet1.H167 Sheet1.I142:Sheet1.I167 Sheet1.H109:Sheet1.H140 Sheet1.I109:Sheet1.I1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430.67pt" svg:height="242.39pt" svg:x="1755.27pt" svg:y="1545.93pt">
            <draw:object draw:notify-on-update-of-ranges="Sheet1.H88:Sheet1.H95 Sheet1.G88:Sheet1.G95 Sheet1.H34:Sheet1.H45 Sheet1.G34:Sheet1.G45 Sheet1.H3:Sheet1.H17 Sheet1.G3:Sheet1.G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436.88pt" svg:height="245.88pt" svg:x="1758.59pt" svg:y="1901.08pt">
            <draw:object draw:notify-on-update-of-ranges="Sheet1.H142:Sheet1.H167 Sheet1.I142:Sheet1.I167 Sheet1.H34:Sheet1.H45 Sheet1.I34:Sheet1.I4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2" draw:style-name="gr1" draw:text-style-name="P1" svg:width="436.88pt" svg:height="245.88pt" svg:x="1754.65pt" svg:y="2164.03pt">
            <draw:object draw:notify-on-update-of-ranges="Sheet1.H142:Sheet1.H167 Sheet1.J142:Sheet1.J167 Sheet1.H34:Sheet1.H45 Sheet1.J34:Sheet1.J4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style-name="gr1" draw:text-style-name="P1" svg:width="438.86pt" svg:height="246.78pt" svg:x="2193.36pt" svg:y="710.7pt">
            <draw:object draw:notify-on-update-of-ranges="Sheet1.H109:Sheet1.H140 Sheet1.J109:Sheet1.J140 Sheet1.H3:Sheet1.H17 Sheet1.J3:Sheet1.J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style-name="gr1" draw:text-style-name="P1" svg:width="431.09pt" svg:height="238.93pt" svg:x="2194.92pt" svg:y="984.87pt">
            <draw:object draw:notify-on-update-of-ranges="Sheet1.H247:Sheet1.H264 Sheet1.J247:Sheet1.J264 Sheet1.H88:Sheet1.H95 Sheet1.J88:Sheet1.J9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office:value-type="string" calcext:value-type="string">
            <text:p>Unified Beta Fitness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table:style-name="Default" office:value-type="float" office:value="153.77534113056" calcext:value-type="float">
            <text:p>153.77534113056</text:p>
          </table:table-cell>
          <table:table-cell table:style-name="Default" office:value-type="float" office:value="3.09567158329106" calcext:value-type="float">
            <text:p>3.0956715832910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table:style-name="Default" office:value-type="float" office:value="36.7804379594924" calcext:value-type="float">
            <text:p>36.7804379594924</text:p>
          </table:table-cell>
          <table:table-cell table:style-name="Default" office:value-type="float" office:value="6.48166507125005" calcext:value-type="float">
            <text:p>6.4816650712500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table:style-name="Default" office:value-type="float" office:value="59.9072593568148" calcext:value-type="float">
            <text:p>59.9072593568148</text:p>
          </table:table-cell>
          <table:table-cell table:style-name="Default" office:value-type="float" office:value="5.6728181103991" calcext:value-type="float">
            <text:p>5.672818110399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table:style-name="Default" office:value-type="float" office:value="30.7421964059287" calcext:value-type="float">
            <text:p>30.7421964059287</text:p>
          </table:table-cell>
          <table:table-cell table:style-name="Default" office:value-type="float" office:value="6.68846625752295" calcext:value-type="float">
            <text:p>6.6884662575229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table:style-name="Default" office:value-type="float" office:value="55.8762782798542" calcext:value-type="float">
            <text:p>55.8762782798542</text:p>
          </table:table-cell>
          <table:table-cell table:style-name="Default" office:value-type="float" office:value="5.81511945942589" calcext:value-type="float">
            <text:p>5.8151194594258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table:style-name="Default" office:value-type="float" office:value="42.0680896182907" calcext:value-type="float">
            <text:p>42.0680896182907</text:p>
          </table:table-cell>
          <table:table-cell table:style-name="Default" office:value-type="float" office:value="6.2987451074415" calcext:value-type="float">
            <text:p>6.29874510744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table:style-name="Default" office:value-type="float" office:value="135.504721310553" calcext:value-type="float">
            <text:p>135.504721310553</text:p>
          </table:table-cell>
          <table:table-cell table:style-name="Default" office:value-type="float" office:value="3.06575773793956" calcext:value-type="float">
            <text:p>3.0657577379395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table:style-name="Default" office:value-type="float" office:value="98.3749595549255" calcext:value-type="float">
            <text:p>98.3749595549255</text:p>
          </table:table-cell>
          <table:table-cell table:style-name="Default" office:value-type="float" office:value="4.31688729721006" calcext:value-type="float">
            <text:p>4.3168872972100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table:style-name="Default" office:value-type="float" office:value="35.7666237500446" calcext:value-type="float">
            <text:p>35.7666237500446</text:p>
          </table:table-cell>
          <table:table-cell table:style-name="Default" office:value-type="float" office:value="6.51655069826839" calcext:value-type="float">
            <text:p>6.5165506982683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table:style-name="Default" office:value-type="float" office:value="34.6548854972172" calcext:value-type="float">
            <text:p>34.6548854972172</text:p>
          </table:table-cell>
          <table:table-cell table:style-name="Default" office:value-type="float" office:value="6.5547409357639" calcext:value-type="float">
            <text:p>6.554740935763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table:style-name="Default" office:value-type="float" office:value="38.0010502763796" calcext:value-type="float">
            <text:p>38.0010502763796</text:p>
          </table:table-cell>
          <table:table-cell table:style-name="Default" office:value-type="float" office:value="6.4395809244517" calcext:value-type="float">
            <text:p>6.439580924451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table:style-name="Default" office:value-type="float" office:value="29.4742326487521" calcext:value-type="float">
            <text:p>29.4742326487521</text:p>
          </table:table-cell>
          <table:table-cell table:style-name="Default" office:value-type="float" office:value="6.73158757153348" calcext:value-type="float">
            <text:p>6.7315875715334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table:style-name="Default" office:value-type="float" office:value="49.4098574079915" calcext:value-type="float">
            <text:p>49.4098574079915</text:p>
          </table:table-cell>
          <table:table-cell table:style-name="Default" office:value-type="float" office:value="6.04247740900737" calcext:value-type="float">
            <text:p>6.04247740900737</text:p>
          </table:table-cell>
          <table:table-cell table:number-columns-repeated="4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table:style-name="Default" office:value-type="float" office:value="42.9410389209793" calcext:value-type="float">
            <text:p>42.9410389209793</text:p>
          </table:table-cell>
          <table:table-cell table:style-name="Default" office:value-type="float" office:value="6.26840646833724" calcext:value-type="float">
            <text:p>6.268406468337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table:style-name="Default" office:value-type="float" office:value="56.6618447740444" calcext:value-type="float">
            <text:p>56.6618447740444</text:p>
          </table:table-cell>
          <table:table-cell table:style-name="Default" office:value-type="float" office:value="5.7874163623428" calcext:value-type="float">
            <text:p>5.787416362342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6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table:style-name="Default" office:value-type="float" office:value="38.2477115639707" calcext:value-type="float">
            <text:p>38.2477115639707</text:p>
          </table:table-cell>
          <table:table-cell table:style-name="Default" office:value-type="float" office:value="6.47684254049145" calcext:value-type="float">
            <text:p>6.4768425404914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table:style-name="Default" office:value-type="float" office:value="113.366122915261" calcext:value-type="float">
            <text:p>113.366122915261</text:p>
          </table:table-cell>
          <table:table-cell table:style-name="Default" office:value-type="float" office:value="4.04884776149118" calcext:value-type="float">
            <text:p>4.048847761491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table:style-name="Default" office:value-type="float" office:value="242.028117344077" calcext:value-type="float">
            <text:p>242.028117344077</text:p>
          </table:table-cell>
          <table:table-cell table:style-name="Default" office:value-type="float" office:value="1.1470410630167" calcext:value-type="float">
            <text:p>1.147041063016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table:style-name="Default" office:value-type="float" office:value="37.9853812523224" calcext:value-type="float">
            <text:p>37.9853812523224</text:p>
          </table:table-cell>
          <table:table-cell table:style-name="Default" office:value-type="float" office:value="6.44012551170405" calcext:value-type="float">
            <text:p>6.4401255117040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table:style-name="Default" office:value-type="float" office:value="61.5796852599487" calcext:value-type="float">
            <text:p>61.5796852599487</text:p>
          </table:table-cell>
          <table:table-cell table:style-name="Default" office:value-type="float" office:value="5.61370763817576" calcext:value-type="float">
            <text:p>5.6137076381757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table:style-name="Default" office:value-type="float" office:value="39.1090253132173" calcext:value-type="float">
            <text:p>39.1090253132173</text:p>
          </table:table-cell>
          <table:table-cell table:style-name="Default" office:value-type="float" office:value="6.40131697607977" calcext:value-type="float">
            <text:p>6.4013169760797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table:style-name="Default" office:value-type="float" office:value="34.7052144320039" calcext:value-type="float">
            <text:p>34.7052144320039</text:p>
          </table:table-cell>
          <table:table-cell table:style-name="Default" office:value-type="float" office:value="6.55301302601638" calcext:value-type="float">
            <text:p>6.5530130260163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table:style-name="Default" office:value-type="float" office:value="92.5167911721775" calcext:value-type="float">
            <text:p>92.5167911721775</text:p>
          </table:table-cell>
          <table:table-cell table:style-name="Default" office:value-type="float" office:value="5.06071891075586" calcext:value-type="float">
            <text:p>5.0607189107558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table:style-name="Default" office:value-type="float" office:value="32.0410722171502" calcext:value-type="float">
            <text:p>32.0410722171502</text:p>
          </table:table-cell>
          <table:table-cell table:style-name="Default" office:value-type="float" office:value="6.64419498223535" calcext:value-type="float">
            <text:p>6.6441949822353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table:style-name="Default" office:value-type="float" office:value="31.0424714440963" calcext:value-type="float">
            <text:p>31.0424714440963</text:p>
          </table:table-cell>
          <table:table-cell table:style-name="Default" office:value-type="float" office:value="6.67824429193893" calcext:value-type="float">
            <text:p>6.6782442919389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table:style-name="Default" office:value-type="float" office:value="30.171516840862" calcext:value-type="float">
            <text:p>30.171516840862</text:p>
          </table:table-cell>
          <table:table-cell table:style-name="Default" office:value-type="float" office:value="6.70789473194414" calcext:value-type="float">
            <text:p>6.707894731944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table:style-name="Default" office:value-type="float" office:value="40.3425403497209" calcext:value-type="float">
            <text:p>40.3425403497209</text:p>
          </table:table-cell>
          <table:table-cell table:style-name="Default" office:value-type="float" office:value="6.35861241131078" calcext:value-type="float">
            <text:p>6.3586124113107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table:style-name="Default" office:value-type="float" office:value="53.5350002508778" calcext:value-type="float">
            <text:p>53.5350002508778</text:p>
          </table:table-cell>
          <table:table-cell table:style-name="Default" office:value-type="float" office:value="5.89758241194269" calcext:value-type="float">
            <text:p>5.8975824119426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table:style-name="Default" office:value-type="float" office:value="42.3437073541201" calcext:value-type="float">
            <text:p>42.3437073541201</text:p>
          </table:table-cell>
          <table:table-cell table:style-name="Default" office:value-type="float" office:value="6.28918301657618" calcext:value-type="float">
            <text:p>6.2891830165761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18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218" calcext:value-type="float">
            <text:p>118.218</text:p>
          </table:table-cell>
          <table:table-cell office:value-type="float" office:value="216.77" calcext:value-type="float">
            <text:p>216.77</text:p>
          </table:table-cell>
          <table:table-cell office:value-type="float" office:value="64.688" calcext:value-type="float">
            <text:p>64.688</text:p>
          </table:table-cell>
          <table:table-cell office:value-type="float" office:value="32.989" calcext:value-type="float">
            <text:p>32.989</text:p>
          </table:table-cell>
          <table:table-cell office:value-type="float" office:value="239.205" calcext:value-type="float">
            <text:p>239.205</text:p>
          </table:table-cell>
          <table:table-cell office:value-type="float" office:value="6.46776712565512" calcext:value-type="float">
            <text:p>6.46776712565512</text:p>
          </table:table-cell>
          <table:table-cell office:value-type="float" office:value="742.780974" calcext:value-type="float">
            <text:p>742.780974</text:p>
          </table:table-cell>
          <table:table-cell table:style-name="Default" office:value-type="float" office:value="37.1843263881639" calcext:value-type="float">
            <text:p>37.1843263881639</text:p>
          </table:table-cell>
          <table:table-cell table:style-name="Default" office:value-type="float" office:value="6.46776116082803" calcext:value-type="float">
            <text:p>6.4677611608280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.246" calcext:value-type="float">
            <text:p>197.246</text:p>
          </table:table-cell>
          <table:table-cell office:value-type="float" office:value="265.844" calcext:value-type="float">
            <text:p>265.844</text:p>
          </table:table-cell>
          <table:table-cell office:value-type="float" office:value="41.384" calcext:value-type="float">
            <text:p>41.384</text:p>
          </table:table-cell>
          <table:table-cell office:value-type="float" office:value="56.693" calcext:value-type="float">
            <text:p>56.693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6.26006854385648" calcext:value-type="float">
            <text:p>6.26006854385648</text:p>
          </table:table-cell>
          <table:table-cell office:value-type="float" office:value="582.5760175" calcext:value-type="float">
            <text:p>582.5760175</text:p>
          </table:table-cell>
          <table:table-cell table:style-name="Default" office:value-type="float" office:value="43.1814926983547" calcext:value-type="float">
            <text:p>43.1814926983547</text:p>
          </table:table-cell>
          <table:table-cell table:style-name="Default" office:value-type="float" office:value="6.26004572747414" calcext:value-type="float">
            <text:p>6.260045727474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274" calcext:value-type="float">
            <text:p>33.274</text:p>
          </table:table-cell>
          <table:table-cell office:value-type="float" office:value="274.154" calcext:value-type="float">
            <text:p>274.154</text:p>
          </table:table-cell>
          <table:table-cell office:value-type="float" office:value="96.098" calcext:value-type="float">
            <text:p>96.098</text:p>
          </table:table-cell>
          <table:table-cell office:value-type="float" office:value="49.121" calcext:value-type="float">
            <text:p>49.121</text:p>
          </table:table-cell>
          <table:table-cell office:value-type="float" office:value="219.128" calcext:value-type="float">
            <text:p>219.128</text:p>
          </table:table-cell>
          <table:table-cell office:value-type="float" office:value="6.73602822106013" calcext:value-type="float">
            <text:p>6.73602822106013</text:p>
          </table:table-cell>
          <table:table-cell office:value-type="float" office:value="969.4330397" calcext:value-type="float">
            <text:p>969.4330397</text:p>
          </table:table-cell>
          <table:table-cell table:style-name="Default" office:value-type="float" office:value="29.343408664791" calcext:value-type="float">
            <text:p>29.343408664791</text:p>
          </table:table-cell>
          <table:table-cell table:style-name="Default" office:value-type="float" office:value="6.73602105024095" calcext:value-type="float">
            <text:p>6.7360210502409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.625" calcext:value-type="float">
            <text:p>153.625</text:p>
          </table:table-cell>
          <table:table-cell office:value-type="float" office:value="280.736" calcext:value-type="float">
            <text:p>280.736</text:p>
          </table:table-cell>
          <table:table-cell office:value-type="float" office:value="68.659" calcext:value-type="float">
            <text:p>68.659</text:p>
          </table:table-cell>
          <table:table-cell office:value-type="float" office:value="38.506" calcext:value-type="float">
            <text:p>38.506</text:p>
          </table:table-cell>
          <table:table-cell office:value-type="float" office:value="144.643" calcext:value-type="float">
            <text:p>144.643</text:p>
          </table:table-cell>
          <table:table-cell office:value-type="float" office:value="6.57274945195314" calcext:value-type="float">
            <text:p>6.57274945195314</text:p>
          </table:table-cell>
          <table:table-cell office:value-type="float" office:value="776.6933017" calcext:value-type="float">
            <text:p>776.6933017</text:p>
          </table:table-cell>
          <table:table-cell table:style-name="Default" office:value-type="float" office:value="34.1302135305456" calcext:value-type="float">
            <text:p>34.1302135305456</text:p>
          </table:table-cell>
          <table:table-cell table:style-name="Default" office:value-type="float" office:value="6.57272465763116" calcext:value-type="float">
            <text:p>6.5727246576311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854" calcext:value-type="float">
            <text:p>127.854</text:p>
          </table:table-cell>
          <table:table-cell office:value-type="float" office:value="83.054" calcext:value-type="float">
            <text:p>83.054</text:p>
          </table:table-cell>
          <table:table-cell office:value-type="float" office:value="5.228" calcext:value-type="float">
            <text:p>5.228</text:p>
          </table:table-cell>
          <table:table-cell office:value-type="float" office:value="9.21" calcext:value-type="float">
            <text:p>9.21</text:p>
          </table:table-cell>
          <table:table-cell office:value-type="float" office:value="53.31" calcext:value-type="float">
            <text:p>53.31</text:p>
          </table:table-cell>
          <table:table-cell office:value-type="float" office:value="2.30228381906178" calcext:value-type="float">
            <text:p>2.30228381906178</text:p>
          </table:table-cell>
          <table:table-cell office:value-type="float" office:value="153.5092818" calcext:value-type="float">
            <text:p>153.5092818</text:p>
          </table:table-cell>
          <table:table-cell table:style-name="Default" office:value-type="float" office:value="159.850272561309" calcext:value-type="float">
            <text:p>159.850272561309</text:p>
          </table:table-cell>
          <table:table-cell table:style-name="Default" office:value-type="float" office:value="2.30225893713551" calcext:value-type="float">
            <text:p>2.3022589371355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.808" calcext:value-type="float">
            <text:p>227.808</text:p>
          </table:table-cell>
          <table:table-cell office:value-type="float" office:value="159.107" calcext:value-type="float">
            <text:p>159.107</text:p>
          </table:table-cell>
          <table:table-cell office:value-type="float" office:value="12.394" calcext:value-type="float">
            <text:p>12.394</text:p>
          </table:table-cell>
          <table:table-cell office:value-type="float" office:value="33.846" calcext:value-type="float">
            <text:p>33.846</text:p>
          </table:table-cell>
          <table:table-cell office:value-type="float" office:value="66.102" calcext:value-type="float">
            <text:p>66.102</text:p>
          </table:table-cell>
          <table:table-cell office:value-type="float" office:value="4.90624307061839" calcext:value-type="float">
            <text:p>4.90624307061839</text:p>
          </table:table-cell>
          <table:table-cell office:value-type="float" office:value="302.3686643" calcext:value-type="float">
            <text:p>302.3686643</text:p>
          </table:table-cell>
          <table:table-cell table:style-name="Default" office:value-type="float" office:value="81.5717425629395" calcext:value-type="float">
            <text:p>81.5717425629395</text:p>
          </table:table-cell>
          <table:table-cell table:style-name="Default" office:value-type="float" office:value="4.90615981093496" calcext:value-type="float">
            <text:p>4.906159810934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.929" calcext:value-type="float">
            <text:p>124.929</text:p>
          </table:table-cell>
          <table:table-cell office:value-type="float" office:value="186.8" calcext:value-type="float">
            <text:p>186.8</text:p>
          </table:table-cell>
          <table:table-cell office:value-type="float" office:value="37.661" calcext:value-type="float">
            <text:p>37.661</text:p>
          </table:table-cell>
          <table:table-cell office:value-type="float" office:value="25.469" calcext:value-type="float">
            <text:p>25.469</text:p>
          </table:table-cell>
          <table:table-cell office:value-type="float" office:value="76.802" calcext:value-type="float">
            <text:p>76.802</text:p>
          </table:table-cell>
          <table:table-cell office:value-type="float" office:value="5.80960700883815" calcext:value-type="float">
            <text:p>5.80960700883815</text:p>
          </table:table-cell>
          <table:table-cell office:value-type="float" office:value="457.9447343" calcext:value-type="float">
            <text:p>457.9447343</text:p>
          </table:table-cell>
          <table:table-cell table:style-name="Default" office:value-type="float" office:value="56.0326509170389" calcext:value-type="float">
            <text:p>56.0326509170389</text:p>
          </table:table-cell>
          <table:table-cell table:style-name="Default" office:value-type="float" office:value="5.80960466438331" calcext:value-type="float">
            <text:p>5.8096046643833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42" calcext:value-type="float">
            <text:p>36.42</text:p>
          </table:table-cell>
          <table:table-cell office:value-type="float" office:value="204.701" calcext:value-type="float">
            <text:p>204.701</text:p>
          </table:table-cell>
          <table:table-cell office:value-type="float" office:value="16.171" calcext:value-type="float">
            <text:p>16.171</text:p>
          </table:table-cell>
          <table:table-cell office:value-type="float" office:value="115.383" calcext:value-type="float">
            <text:p>115.383</text:p>
          </table:table-cell>
          <table:table-cell office:value-type="float" office:value="188.228" calcext:value-type="float">
            <text:p>188.228</text:p>
          </table:table-cell>
          <table:table-cell office:value-type="float" office:value="5.19783600749433" calcext:value-type="float">
            <text:p>5.19783600749433</text:p>
          </table:table-cell>
          <table:table-cell office:value-type="float" office:value="387.3193815" calcext:value-type="float">
            <text:p>387.3193815</text:p>
          </table:table-cell>
          <table:table-cell table:style-name="Default" office:value-type="float" office:value="73.89898674091" calcext:value-type="float">
            <text:p>73.89898674091</text:p>
          </table:table-cell>
          <table:table-cell table:style-name="Default" office:value-type="float" office:value="5.19782887196866" calcext:value-type="float">
            <text:p>5.1978288719686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66" calcext:value-type="float">
            <text:p>98.66</text:p>
          </table:table-cell>
          <table:table-cell office:value-type="float" office:value="160.577" calcext:value-type="float">
            <text:p>160.577</text:p>
          </table:table-cell>
          <table:table-cell office:value-type="float" office:value="51.933" calcext:value-type="float">
            <text:p>51.933</text:p>
          </table:table-cell>
          <table:table-cell office:value-type="float" office:value="22.331" calcext:value-type="float">
            <text:p>22.331</text:p>
          </table:table-cell>
          <table:table-cell office:value-type="float" office:value="92.649" calcext:value-type="float">
            <text:p>92.649</text:p>
          </table:table-cell>
          <table:table-cell office:value-type="float" office:value="5.97415881036505" calcext:value-type="float">
            <text:p>5.97415881036505</text:p>
          </table:table-cell>
          <table:table-cell office:value-type="float" office:value="547.1780083" calcext:value-type="float">
            <text:p>547.1780083</text:p>
          </table:table-cell>
          <table:table-cell table:style-name="Default" office:value-type="float" office:value="51.3582207086214" calcext:value-type="float">
            <text:p>51.3582207086214</text:p>
          </table:table-cell>
          <table:table-cell table:style-name="Default" office:value-type="float" office:value="5.97412942800189" calcext:value-type="float">
            <text:p>5.9741294280018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275" calcext:value-type="float">
            <text:p>125.275</text:p>
          </table:table-cell>
          <table:table-cell office:value-type="float" office:value="215.577" calcext:value-type="float">
            <text:p>215.577</text:p>
          </table:table-cell>
          <table:table-cell office:value-type="float" office:value="93.452" calcext:value-type="float">
            <text:p>93.452</text:p>
          </table:table-cell>
          <table:table-cell office:value-type="float" office:value="45.142" calcext:value-type="float">
            <text:p>45.142</text:p>
          </table:table-cell>
          <table:table-cell office:value-type="float" office:value="129.206" calcext:value-type="float">
            <text:p>129.206</text:p>
          </table:table-cell>
          <table:table-cell office:value-type="float" office:value="6.61781267209102" calcext:value-type="float">
            <text:p>6.61781267209102</text:p>
          </table:table-cell>
          <table:table-cell office:value-type="float" office:value="922.1065132" calcext:value-type="float">
            <text:p>922.1065132</text:p>
          </table:table-cell>
          <table:table-cell table:style-name="Default" office:value-type="float" office:value="32.8138338423279" calcext:value-type="float">
            <text:p>32.8138338423279</text:p>
          </table:table-cell>
          <table:table-cell table:style-name="Default" office:value-type="float" office:value="6.61779523955863" calcext:value-type="float">
            <text:p>6.617795239558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.311" calcext:value-type="float">
            <text:p>100.311</text:p>
          </table:table-cell>
          <table:table-cell office:value-type="float" office:value="224.585" calcext:value-type="float">
            <text:p>224.585</text:p>
          </table:table-cell>
          <table:table-cell office:value-type="float" office:value="87.776" calcext:value-type="float">
            <text:p>87.776</text:p>
          </table:table-cell>
          <table:table-cell office:value-type="float" office:value="49.101" calcext:value-type="float">
            <text:p>49.101</text:p>
          </table:table-cell>
          <table:table-cell office:value-type="float" office:value="263.15" calcext:value-type="float">
            <text:p>263.15</text:p>
          </table:table-cell>
          <table:table-cell office:value-type="float" office:value="6.67528618840175" calcext:value-type="float">
            <text:p>6.67528618840175</text:p>
          </table:table-cell>
          <table:table-cell office:value-type="float" office:value="933.158779" calcext:value-type="float">
            <text:p>933.158779</text:p>
          </table:table-cell>
          <table:table-cell table:style-name="Default" office:value-type="float" office:value="31.1294806916666" calcext:value-type="float">
            <text:p>31.1294806916666</text:p>
          </table:table-cell>
          <table:table-cell table:style-name="Default" office:value-type="float" office:value="6.67528020963783" calcext:value-type="float">
            <text:p>6.6752802096378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251" calcext:value-type="float">
            <text:p>44.251</text:p>
          </table:table-cell>
          <table:table-cell office:value-type="float" office:value="155.602" calcext:value-type="float">
            <text:p>155.602</text:p>
          </table:table-cell>
          <table:table-cell office:value-type="float" office:value="16.45" calcext:value-type="float">
            <text:p>16.45</text:p>
          </table:table-cell>
          <table:table-cell office:value-type="float" office:value="87.158" calcext:value-type="float">
            <text:p>87.158</text:p>
          </table:table-cell>
          <table:table-cell office:value-type="float" office:value="30.581" calcext:value-type="float">
            <text:p>30.581</text:p>
          </table:table-cell>
          <table:table-cell office:value-type="float" office:value="4.45709243021864" calcext:value-type="float">
            <text:p>4.45709243021864</text:p>
          </table:table-cell>
          <table:table-cell office:value-type="float" office:value="284.0540349" calcext:value-type="float">
            <text:p>284.0540349</text:p>
          </table:table-cell>
          <table:table-cell table:style-name="Default" office:value-type="float" office:value="94.3527816988289" calcext:value-type="float">
            <text:p>94.3527816988289</text:p>
          </table:table-cell>
          <table:table-cell table:style-name="Default" office:value-type="float" office:value="4.4570253721396" calcext:value-type="float">
            <text:p>4.457025372139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80g17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table:style-name="Default" office:value-type="float" office:value="76.8127581370937" calcext:value-type="float">
            <text:p>76.8127581370937</text:p>
          </table:table-cell>
          <table:table-cell table:style-name="Default" office:value-type="float" office:value="5.0743665125064" calcext:value-type="float">
            <text:p>5.074366512506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table:style-name="Default" office:value-type="float" office:value="65.3697170283489" calcext:value-type="float">
            <text:p>65.3697170283489</text:p>
          </table:table-cell>
          <table:table-cell table:style-name="Default" office:value-type="float" office:value="5.61628611546356" calcext:value-type="float">
            <text:p>5.6162861154635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table:style-name="Default" office:value-type="float" office:value="45.0496060514634" calcext:value-type="float">
            <text:p>45.0496060514634</text:p>
          </table:table-cell>
          <table:table-cell table:style-name="Default" office:value-type="float" office:value="6.19497227198507" calcext:value-type="float">
            <text:p>6.1949722719850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table:style-name="Default" office:value-type="float" office:value="32.0528004994612" calcext:value-type="float">
            <text:p>32.0528004994612</text:p>
          </table:table-cell>
          <table:table-cell table:style-name="Default" office:value-type="float" office:value="6.64379313567473" calcext:value-type="float">
            <text:p>6.6437931356747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table:style-name="Default" office:value-type="float" office:value="109.130700335769" calcext:value-type="float">
            <text:p>109.130700335769</text:p>
          </table:table-cell>
          <table:table-cell table:style-name="Default" office:value-type="float" office:value="3.94570689678704" calcext:value-type="float">
            <text:p>3.94570689678704</text:p>
          </table:table-cell>
          <table:table-cell table:number-columns-repeated="5"/>
          <table:table-cell table:style-name="ce5" office:value-type="string" calcext:value-type="string" table:number-columns-spanned="7" table:number-rows-spanned="1">
            <text:p>S2I20G02 Pareto Fron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table:style-name="Default" office:value-type="float" office:value="187.383454478864" calcext:value-type="float">
            <text:p>187.383454478864</text:p>
          </table:table-cell>
          <table:table-cell table:style-name="Default" office:value-type="float" office:value="3.55937409386151" calcext:value-type="float">
            <text:p>3.5593740938615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table:style-name="Default" office:value-type="float" office:value="124.11303456022" calcext:value-type="float">
            <text:p>124.11303456022</text:p>
          </table:table-cell>
          <table:table-cell table:style-name="Default" office:value-type="float" office:value="3.43984381640361" calcext:value-type="float">
            <text:p>3.439843816403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table:style-name="Default" office:value-type="float" office:value="138.907612803035" calcext:value-type="float">
            <text:p>138.907612803035</text:p>
          </table:table-cell>
          <table:table-cell table:style-name="Default" office:value-type="float" office:value="3.29570775888576" calcext:value-type="float">
            <text:p>3.2957077588857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table:style-name="Default" office:value-type="float" office:value="33.017172070977" calcext:value-type="float">
            <text:p>33.017172070977</text:p>
          </table:table-cell>
          <table:table-cell table:style-name="Default" office:value-type="float" office:value="6.61084263085294" calcext:value-type="float">
            <text:p>6.6108426308529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table:style-name="Default" office:value-type="float" office:value="48.5968643912372" calcext:value-type="float">
            <text:p>48.5968643912372</text:p>
          </table:table-cell>
          <table:table-cell table:style-name="Default" office:value-type="float" office:value="6.07096840989377" calcext:value-type="float">
            <text:p>6.070968409893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table:style-name="Default" office:value-type="float" office:value="51.7274715391483" calcext:value-type="float">
            <text:p>51.7274715391483</text:p>
          </table:table-cell>
          <table:table-cell table:style-name="Default" office:value-type="float" office:value="5.96114989258577" calcext:value-type="float">
            <text:p>5.961149892585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table:style-name="Default" office:value-type="float" office:value="40.7212482306563" calcext:value-type="float">
            <text:p>40.7212482306563</text:p>
          </table:table-cell>
          <table:table-cell table:style-name="Default" office:value-type="float" office:value="6.34549128557412" calcext:value-type="float">
            <text:p>6.3454912855741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table:style-name="Default" office:value-type="float" office:value="45.1955911737828" calcext:value-type="float">
            <text:p>45.1955911737828</text:p>
          </table:table-cell>
          <table:table-cell table:style-name="Default" office:value-type="float" office:value="6.18986704337083" calcext:value-type="float">
            <text:p>6.1898670433708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table:style-name="Default" office:value-type="float" office:value="47.5868602224616" calcext:value-type="float">
            <text:p>47.5868602224616</text:p>
          </table:table-cell>
          <table:table-cell table:style-name="Default" office:value-type="float" office:value="6.22406045727496" calcext:value-type="float">
            <text:p>6.2240604572749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table:style-name="Default" office:value-type="float" office:value="119.813684633345" calcext:value-type="float">
            <text:p>119.813684633345</text:p>
          </table:table-cell>
          <table:table-cell table:style-name="Default" office:value-type="float" office:value="5.63663466429304" calcext:value-type="float">
            <text:p>5.63663466429304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S3I400G2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table:style-name="Default" office:value-type="float" office:value="77.4680477794484" calcext:value-type="float">
            <text:p>77.4680477794484</text:p>
          </table:table-cell>
          <table:table-cell table:style-name="Default" office:value-type="float" office:value="5.29097682001169" calcext:value-type="float">
            <text:p>5.2909768200116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table:style-name="Default" office:value-type="float" office:value="41.4475418498031" calcext:value-type="float">
            <text:p>41.4475418498031</text:p>
          </table:table-cell>
          <table:table-cell table:style-name="Default" office:value-type="float" office:value="6.3202952538297" calcext:value-type="float">
            <text:p>6.320295253829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table:style-name="Default" office:value-type="float" office:value="46.6624052757568" calcext:value-type="float">
            <text:p>46.6624052757568</text:p>
          </table:table-cell>
          <table:table-cell table:style-name="Default" office:value-type="float" office:value="6.13866326816161" calcext:value-type="float">
            <text:p>6.138663268161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table:style-name="Default" office:value-type="float" office:value="38.8577659286507" calcext:value-type="float">
            <text:p>38.8577659286507</text:p>
          </table:table-cell>
          <table:table-cell table:style-name="Default" office:value-type="float" office:value="6.40998783492926" calcext:value-type="float">
            <text:p>6.4099878349292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table:style-name="Default" office:value-type="float" office:value="81.8948980024788" calcext:value-type="float">
            <text:p>81.8948980024788</text:p>
          </table:table-cell>
          <table:table-cell table:style-name="Default" office:value-type="float" office:value="5.74248602599749" calcext:value-type="float">
            <text:p>5.7424860259974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table:style-name="Default" office:value-type="float" office:value="47.2903369220569" calcext:value-type="float">
            <text:p>47.2903369220569</text:p>
          </table:table-cell>
          <table:table-cell table:style-name="Default" office:value-type="float" office:value="6.11670379138863" calcext:value-type="float">
            <text:p>6.1167037913886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table:style-name="Default" office:value-type="float" office:value="44.6748736946068" calcext:value-type="float">
            <text:p>44.6748736946068</text:p>
          </table:table-cell>
          <table:table-cell table:style-name="Default" office:value-type="float" office:value="6.20803811554692" calcext:value-type="float">
            <text:p>6.2080381155469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table:style-name="Default" office:value-type="float" office:value="631.771902006367" calcext:value-type="float">
            <text:p>631.771902006367</text:p>
          </table:table-cell>
          <table:table-cell table:style-name="Default" office:value-type="float" office:value="-3.76099151874077" calcext:value-type="float">
            <text:p>-3.7609915187407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table:style-name="Default" office:value-type="float" office:value="163.845727865253" calcext:value-type="float">
            <text:p>163.845727865253</text:p>
          </table:table-cell>
          <table:table-cell table:style-name="Default" office:value-type="float" office:value="2.21334390955969" calcext:value-type="float">
            <text:p>2.2133439095596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table:style-name="Default" office:value-type="float" office:value="45.4260372209802" calcext:value-type="float">
            <text:p>45.4260372209802</text:p>
          </table:table-cell>
          <table:table-cell table:style-name="Default" office:value-type="float" office:value="6.18181980694673" calcext:value-type="float">
            <text:p>6.18181980694673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table:style-name="Default" office:value-type="float" office:value="94.9108663467255" calcext:value-type="float">
            <text:p>94.9108663467255</text:p>
          </table:table-cell>
          <table:table-cell table:style-name="Default" office:value-type="float" office:value="4.43757632515747" calcext:value-type="float">
            <text:p>4.4375763251574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table:style-name="Default" office:value-type="float" office:value="106.430767085815" calcext:value-type="float">
            <text:p>106.430767085815</text:p>
          </table:table-cell>
          <table:table-cell table:style-name="Default" office:value-type="float" office:value="4.42259015794081" calcext:value-type="float">
            <text:p>4.42259015794081</text:p>
          </table:table-cell>
          <table:table-cell table:number-columns-repeated="5"/>
          <table:table-cell table:style-name="ce5" office:value-type="string" calcext:value-type="string" table:number-columns-spanned="7" table:number-rows-spanned="1">
            <text:p>S3i30G25 Pareto Front Plo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table:style-name="Default" office:value-type="float" office:value="56.8546772769647" calcext:value-type="float">
            <text:p>56.8546772769647</text:p>
          </table:table-cell>
          <table:table-cell table:style-name="Default" office:value-type="float" office:value="5.78062041750151" calcext:value-type="float">
            <text:p>5.7806204175015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table:style-name="Default" office:value-type="float" office:value="62.2546560227204" calcext:value-type="float">
            <text:p>62.2546560227204</text:p>
          </table:table-cell>
          <table:table-cell table:style-name="Default" office:value-type="float" office:value="5.58983737118776" calcext:value-type="float">
            <text:p>5.5898373711877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table:style-name="Default" office:value-type="float" office:value="31.8345563087251" calcext:value-type="float">
            <text:p>31.8345563087251</text:p>
          </table:table-cell>
          <table:table-cell table:style-name="Default" office:value-type="float" office:value="6.65124018584486" calcext:value-type="float">
            <text:p>6.6512401858448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table:style-name="Default" office:value-type="float" office:value="41.7788488279572" calcext:value-type="float">
            <text:p>41.7788488279572</text:p>
          </table:table-cell>
          <table:table-cell table:style-name="Default" office:value-type="float" office:value="6.4507405049454" calcext:value-type="float">
            <text:p>6.450740504945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table:style-name="Default" office:value-type="float" office:value="36.8039576934071" calcext:value-type="float">
            <text:p>36.8039576934071</text:p>
          </table:table-cell>
          <table:table-cell table:style-name="Default" office:value-type="float" office:value="6.51779072281234" calcext:value-type="float">
            <text:p>6.5177907228123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table:style-name="Default" office:value-type="float" office:value="55.913044998848" calcext:value-type="float">
            <text:p>55.913044998848</text:p>
          </table:table-cell>
          <table:table-cell table:style-name="Default" office:value-type="float" office:value="5.81519438057287" calcext:value-type="float">
            <text:p>5.8151943805728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table:style-name="Default" office:value-type="float" office:value="42.1856171131052" calcext:value-type="float">
            <text:p>42.1856171131052</text:p>
          </table:table-cell>
          <table:table-cell table:style-name="Default" office:value-type="float" office:value="6.29467034425015" calcext:value-type="float">
            <text:p>6.29467034425015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table:style-name="Default" office:value-type="float" office:value="34.4757371072874" calcext:value-type="float">
            <text:p>34.4757371072874</text:p>
          </table:table-cell>
          <table:table-cell table:style-name="Default" office:value-type="float" office:value="6.56087832672981" calcext:value-type="float">
            <text:p>6.5608783267298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table:style-name="Default" office:value-type="float" office:value="3920.23564057024" calcext:value-type="float">
            <text:p>3920.23564057024</text:p>
          </table:table-cell>
          <table:table-cell table:style-name="Default" office:value-type="float" office:value="-7.15816313006382" calcext:value-type="float">
            <text:p>-7.15816313006382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table:style-name="Default" office:value-type="float" office:value="485.684923373487" calcext:value-type="float">
            <text:p>485.684923373487</text:p>
          </table:table-cell>
          <table:table-cell table:style-name="Default" office:value-type="float" office:value="-3.12354423581879" calcext:value-type="float">
            <text:p>-3.1235442358187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table:style-name="Default" office:value-type="float" office:value="41.4964167377675" calcext:value-type="float">
            <text:p>41.4964167377675</text:p>
          </table:table-cell>
          <table:table-cell table:style-name="Default" office:value-type="float" office:value="6.31859691781679" calcext:value-type="float">
            <text:p>6.31859691781679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table:style-name="Default" office:value-type="float" office:value="162.446123556773" calcext:value-type="float">
            <text:p>162.446123556773</text:p>
          </table:table-cell>
          <table:table-cell table:style-name="Default" office:value-type="float" office:value="2.25979201502369" calcext:value-type="float">
            <text:p>2.2597920150236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S3I30G25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0.039" calcext:value-type="float">
            <text:p>170.039</text:p>
          </table:table-cell>
          <table:table-cell office:value-type="float" office:value="245.14" calcext:value-type="float">
            <text:p>245.14</text:p>
          </table:table-cell>
          <table:table-cell office:value-type="float" office:value="71.477" calcext:value-type="float">
            <text:p>71.477</text:p>
          </table:table-cell>
          <table:table-cell office:value-type="float" office:value="192.605" calcext:value-type="float">
            <text:p>192.60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6.57852418190467" calcext:value-type="float">
            <text:p>6.57852418190467</text:p>
          </table:table-cell>
          <table:table-cell office:value-type="float" office:value="929.7015422" calcext:value-type="float">
            <text:p>929.7015422</text:p>
          </table:table-cell>
          <table:table-cell table:style-name="Default" office:value-type="float" office:value="33.9615286647582" calcext:value-type="float">
            <text:p>33.9615286647582</text:p>
          </table:table-cell>
          <table:table-cell table:style-name="Default" office:value-type="float" office:value="6.57850932609958" calcext:value-type="float">
            <text:p>6.57850932609958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1.042" calcext:value-type="float">
            <text:p>61.042</text:p>
          </table:table-cell>
          <table:table-cell office:value-type="float" office:value="223.528" calcext:value-type="float">
            <text:p>223.528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6.65189728190205" calcext:value-type="float">
            <text:p>6.65189728190205</text:p>
          </table:table-cell>
          <table:table-cell office:value-type="float" office:value="990.4291952" calcext:value-type="float">
            <text:p>990.4291952</text:p>
          </table:table-cell>
          <table:table-cell table:style-name="Default" office:value-type="float" office:value="31.8163015002881" calcext:value-type="float">
            <text:p>31.8163015002881</text:p>
          </table:table-cell>
          <table:table-cell table:style-name="Default" office:value-type="float" office:value="6.65186947196227" calcext:value-type="float">
            <text:p>6.65186947196227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8.513" calcext:value-type="float">
            <text:p>248.513</text:p>
          </table:table-cell>
          <table:table-cell office:value-type="float" office:value="224.849" calcext:value-type="float">
            <text:p>224.849</text:p>
          </table:table-cell>
          <table:table-cell office:value-type="float" office:value="77.891" calcext:value-type="float">
            <text:p>77.891</text:p>
          </table:table-cell>
          <table:table-cell office:value-type="float" office:value="30.268" calcext:value-type="float">
            <text:p>30.268</text:p>
          </table:table-cell>
          <table:table-cell office:value-type="float" office:value="54.893" calcext:value-type="float">
            <text:p>54.893</text:p>
          </table:table-cell>
          <table:table-cell office:value-type="float" office:value="6.47335165315936" calcext:value-type="float">
            <text:p>6.47335165315936</text:p>
          </table:table-cell>
          <table:table-cell office:value-type="float" office:value="816.6702422" calcext:value-type="float">
            <text:p>816.6702422</text:p>
          </table:table-cell>
          <table:table-cell table:style-name="Default" office:value-type="float" office:value="50.4524305030897" calcext:value-type="float">
            <text:p>50.4524305030897</text:p>
          </table:table-cell>
          <table:table-cell table:style-name="Default" office:value-type="float" office:value="6.47333722114868" calcext:value-type="float">
            <text:p>6.47333722114868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7.633" calcext:value-type="float">
            <text:p>17.633</text:p>
          </table:table-cell>
          <table:table-cell office:value-type="float" office:value="92.008" calcext:value-type="float">
            <text:p>92.008</text:p>
          </table:table-cell>
          <table:table-cell office:value-type="float" office:value="136.953" calcext:value-type="float">
            <text:p>136.953</text:p>
          </table:table-cell>
          <table:table-cell office:value-type="float" office:value="5.40760051941911" calcext:value-type="float">
            <text:p>5.40760051941911</text:p>
          </table:table-cell>
          <table:table-cell office:value-type="float" office:value="414.8902908" calcext:value-type="float">
            <text:p>414.8902908</text:p>
          </table:table-cell>
          <table:table-cell table:style-name="Default" office:value-type="float" office:value="67.4043239026053" calcext:value-type="float">
            <text:p>67.4043239026053</text:p>
          </table:table-cell>
          <table:table-cell table:style-name="Default" office:value-type="float" office:value="5.40752844987044" calcext:value-type="float">
            <text:p>5.40752844987044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3.886" calcext:value-type="float">
            <text:p>103.88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6.36" calcext:value-type="float">
            <text:p>16.36</text:p>
          </table:table-cell>
          <table:table-cell office:value-type="float" office:value="158.441" calcext:value-type="float">
            <text:p>158.441</text:p>
          </table:table-cell>
          <table:table-cell office:value-type="float" office:value="185.596" calcext:value-type="float">
            <text:p>185.596</text:p>
          </table:table-cell>
          <table:table-cell office:value-type="float" office:value="2.56212951451969" calcext:value-type="float">
            <text:p>2.56212951451969</text:p>
          </table:table-cell>
          <table:table-cell office:value-type="float" office:value="372.8925449" calcext:value-type="float">
            <text:p>372.8925449</text:p>
          </table:table-cell>
          <table:table-cell table:style-name="Default" office:value-type="float" office:value="154.006934857114" calcext:value-type="float">
            <text:p>154.006934857114</text:p>
          </table:table-cell>
          <table:table-cell table:style-name="Default" office:value-type="float" office:value="2.56209304903336" calcext:value-type="float">
            <text:p>2.56209304903336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15" calcext:value-type="float">
            <text:p>230.115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.515" calcext:value-type="float">
            <text:p>20.515</text:p>
          </table:table-cell>
          <table:table-cell office:value-type="float" office:value="21.348" calcext:value-type="float">
            <text:p>21.348</text:p>
          </table:table-cell>
          <table:table-cell office:value-type="float" office:value="203.78" calcext:value-type="float">
            <text:p>203.78</text:p>
          </table:table-cell>
          <table:table-cell office:value-type="float" office:value="5.56287191231679" calcext:value-type="float">
            <text:p>5.56287191231679</text:p>
          </table:table-cell>
          <table:table-cell office:value-type="float" office:value="419.0335206" calcext:value-type="float">
            <text:p>419.0335206</text:p>
          </table:table-cell>
          <table:table-cell table:style-name="Default" office:value-type="float" office:value="63.0167939427746" calcext:value-type="float">
            <text:p>63.0167939427746</text:p>
          </table:table-cell>
          <table:table-cell table:style-name="Default" office:value-type="float" office:value="5.56287763431361" calcext:value-type="float">
            <text:p>5.56287763431361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3.425" calcext:value-type="float">
            <text:p>43.425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53.24" calcext:value-type="float">
            <text:p>53.24</text:p>
          </table:table-cell>
          <table:table-cell office:value-type="float" office:value="200.759" calcext:value-type="float">
            <text:p>200.759</text:p>
          </table:table-cell>
          <table:table-cell office:value-type="float" office:value="78.852" calcext:value-type="float">
            <text:p>78.852</text:p>
          </table:table-cell>
          <table:table-cell office:value-type="float" office:value="5.62882946568118" calcext:value-type="float">
            <text:p>5.62882946568118</text:p>
          </table:table-cell>
          <table:table-cell office:value-type="float" office:value="645.1817534" calcext:value-type="float">
            <text:p>645.1817534</text:p>
          </table:table-cell>
          <table:table-cell table:style-name="Default" office:value-type="float" office:value="61.1530499606179" calcext:value-type="float">
            <text:p>61.1530499606179</text:p>
          </table:table-cell>
          <table:table-cell table:style-name="Default" office:value-type="float" office:value="5.6287963689162" calcext:value-type="float">
            <text:p>5.6287963689162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3.639" calcext:value-type="float">
            <text:p>143.639</text:p>
          </table:table-cell>
          <table:table-cell office:value-type="float" office:value="222.302" calcext:value-type="float">
            <text:p>222.302</text:p>
          </table:table-cell>
          <table:table-cell office:value-type="float" office:value="73.671" calcext:value-type="float">
            <text:p>73.671</text:p>
          </table:table-cell>
          <table:table-cell office:value-type="float" office:value="32.004" calcext:value-type="float">
            <text:p>32.004</text:p>
          </table:table-cell>
          <table:table-cell office:value-type="float" office:value="87.213" calcext:value-type="float">
            <text:p>87.213</text:p>
          </table:table-cell>
          <table:table-cell office:value-type="float" office:value="6.43711567940454" calcext:value-type="float">
            <text:p>6.43711567940454</text:p>
          </table:table-cell>
          <table:table-cell office:value-type="float" office:value="757.0660478" calcext:value-type="float">
            <text:p>757.0660478</text:p>
          </table:table-cell>
          <table:table-cell table:style-name="Default" office:value-type="float" office:value="38.0725040640107" calcext:value-type="float">
            <text:p>38.0725040640107</text:p>
          </table:table-cell>
          <table:table-cell table:style-name="Default" office:value-type="float" office:value="6.43710583099066" calcext:value-type="float">
            <text:p>6.4371058309906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3I40G20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table:style-name="Default" office:value-type="float" office:value="83.9071051616751" calcext:value-type="float">
            <text:p>83.9071051616751</text:p>
          </table:table-cell>
          <table:table-cell table:style-name="Default" office:value-type="float" office:value="4.84510600044618" calcext:value-type="float">
            <text:p>4.8451060004461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table:style-name="Default" office:value-type="float" office:value="43.294204073825" calcext:value-type="float">
            <text:p>43.294204073825</text:p>
          </table:table-cell>
          <table:table-cell table:style-name="Default" office:value-type="float" office:value="6.25612007757954" calcext:value-type="float">
            <text:p>6.25612007757954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table:style-name="Default" office:value-type="float" office:value="152.397887987199" calcext:value-type="float">
            <text:p>152.397887987199</text:p>
          </table:table-cell>
          <table:table-cell table:style-name="Default" office:value-type="float" office:value="2.53823761929355" calcext:value-type="float">
            <text:p>2.5382376192935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table:style-name="Default" office:value-type="float" office:value="59.5384161464504" calcext:value-type="float">
            <text:p>59.5384161464504</text:p>
          </table:table-cell>
          <table:table-cell table:style-name="Default" office:value-type="float" office:value="5.95340887440918" calcext:value-type="float">
            <text:p>5.9534088744091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table:style-name="Default" office:value-type="float" office:value="35.8588239530808" calcext:value-type="float">
            <text:p>35.8588239530808</text:p>
          </table:table-cell>
          <table:table-cell table:style-name="Default" office:value-type="float" office:value="6.51338188308345" calcext:value-type="float">
            <text:p>6.5133818830834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table:style-name="Default" office:value-type="float" office:value="40.6824692759834" calcext:value-type="float">
            <text:p>40.6824692759834</text:p>
          </table:table-cell>
          <table:table-cell table:style-name="Default" office:value-type="float" office:value="6.34682606833428" calcext:value-type="float">
            <text:p>6.3468260683342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table:style-name="Default" office:value-type="float" office:value="99.3614469370706" calcext:value-type="float">
            <text:p>99.3614469370706</text:p>
          </table:table-cell>
          <table:table-cell table:style-name="Default" office:value-type="float" office:value="4.69585630055509" calcext:value-type="float">
            <text:p>4.69585630055509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table:style-name="Default" office:value-type="float" office:value="33.0260937936169" calcext:value-type="float">
            <text:p>33.0260937936169</text:p>
          </table:table-cell>
          <table:table-cell table:style-name="Default" office:value-type="float" office:value="6.61053950476445" calcext:value-type="float">
            <text:p>6.6105395047644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table:style-name="Default" office:value-type="float" office:value="50.4568477236153" calcext:value-type="float">
            <text:p>50.4568477236153</text:p>
          </table:table-cell>
          <table:table-cell table:style-name="Default" office:value-type="float" office:value="6.48736507963892" calcext:value-type="float">
            <text:p>6.48736507963892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table:style-name="Default" office:value-type="float" office:value="84.3482958308267" calcext:value-type="float">
            <text:p>84.3482958308267</text:p>
          </table:table-cell>
          <table:table-cell table:style-name="Default" office:value-type="float" office:value="4.80821644536731" calcext:value-type="float">
            <text:p>4.80821644536731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table:style-name="Default" office:value-type="float" office:value="47.1458143794918" calcext:value-type="float">
            <text:p>47.1458143794918</text:p>
          </table:table-cell>
          <table:table-cell table:style-name="Default" office:value-type="float" office:value="6.12177903430158" calcext:value-type="float">
            <text:p>6.1217790343015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17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table:style-name="Default" office:value-type="float" office:value="58.1157752628961" calcext:value-type="float">
            <text:p>58.1157752628961</text:p>
          </table:table-cell>
          <table:table-cell table:style-name="Default" office:value-type="float" office:value="5.73610798993548" calcext:value-type="float">
            <text:p>5.7361079899354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table:style-name="Default" office:value-type="float" office:value="57.2491144385418" calcext:value-type="float">
            <text:p>57.2491144385418</text:p>
          </table:table-cell>
          <table:table-cell table:style-name="Default" office:value-type="float" office:value="5.76670754042784" calcext:value-type="float">
            <text:p>5.7667075404278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table:style-name="Default" office:value-type="float" office:value="46.0854429199193" calcext:value-type="float">
            <text:p>46.0854429199193</text:p>
          </table:table-cell>
          <table:table-cell table:style-name="Default" office:value-type="float" office:value="6.15880808582511" calcext:value-type="float">
            <text:p>6.1588080858251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table:style-name="Default" office:value-type="float" office:value="62.6033875852933" calcext:value-type="float">
            <text:p>62.6033875852933</text:p>
          </table:table-cell>
          <table:table-cell table:style-name="Default" office:value-type="float" office:value="5.57751180169799" calcext:value-type="float">
            <text:p>5.5775118016979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table:style-name="Default" office:value-type="float" office:value="35.7572821011598" calcext:value-type="float">
            <text:p>35.7572821011598</text:p>
          </table:table-cell>
          <table:table-cell table:style-name="Default" office:value-type="float" office:value="6.51687657224975" calcext:value-type="float">
            <text:p>6.5168765722497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table:style-name="Default" office:value-type="float" office:value="32.7051221960245" calcext:value-type="float">
            <text:p>32.7051221960245</text:p>
          </table:table-cell>
          <table:table-cell table:style-name="Default" office:value-type="float" office:value="6.62150885874719" calcext:value-type="float">
            <text:p>6.6215088587471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table:style-name="Default" office:value-type="float" office:value="85.4518239486366" calcext:value-type="float">
            <text:p>85.4518239486366</text:p>
          </table:table-cell>
          <table:table-cell table:style-name="Default" office:value-type="float" office:value="4.76935754979998" calcext:value-type="float">
            <text:p>4.7693575497999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table:style-name="Default" office:value-type="float" office:value="37.9732465598358" calcext:value-type="float">
            <text:p>37.9732465598358</text:p>
          </table:table-cell>
          <table:table-cell table:style-name="Default" office:value-type="float" office:value="6.44053799304175" calcext:value-type="float">
            <text:p>6.4405379930417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table:style-name="Default" office:value-type="float" office:value="53.7668230294022" calcext:value-type="float">
            <text:p>53.7668230294022</text:p>
          </table:table-cell>
          <table:table-cell table:style-name="Default" office:value-type="float" office:value="5.88943423152143" calcext:value-type="float">
            <text:p>5.8894342315214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table:style-name="Default" office:value-type="float" office:value="33.5402339170958" calcext:value-type="float">
            <text:p>33.5402339170958</text:p>
          </table:table-cell>
          <table:table-cell table:style-name="Default" office:value-type="float" office:value="6.59294525205717" calcext:value-type="float">
            <text:p>6.5929452520571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table:style-name="Default" office:value-type="float" office:value="44.5622876705733" calcext:value-type="float">
            <text:p>44.5622876705733</text:p>
          </table:table-cell>
          <table:table-cell table:style-name="Default" office:value-type="float" office:value="6.21195587766926" calcext:value-type="float">
            <text:p>6.2119558776692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table:style-name="Default" office:value-type="float" office:value="32.2165864110386" calcext:value-type="float">
            <text:p>32.2165864110386</text:p>
          </table:table-cell>
          <table:table-cell table:style-name="Default" office:value-type="float" office:value="6.63820244910798" calcext:value-type="float">
            <text:p>6.6382024491079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table:style-name="Default" office:value-type="float" office:value="35.8606025651439" calcext:value-type="float">
            <text:p>35.8606025651439</text:p>
          </table:table-cell>
          <table:table-cell table:style-name="Default" office:value-type="float" office:value="6.51332687671623" calcext:value-type="float">
            <text:p>6.51332687671623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table:style-name="Default" office:value-type="float" office:value="30.4962582986365" calcext:value-type="float">
            <text:p>30.4962582986365</text:p>
          </table:table-cell>
          <table:table-cell table:style-name="Default" office:value-type="float" office:value="6.69684157471072" calcext:value-type="float">
            <text:p>6.6968415747107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table:style-name="Default" office:value-type="float" office:value="38.2853788839025" calcext:value-type="float">
            <text:p>38.2853788839025</text:p>
          </table:table-cell>
          <table:table-cell table:style-name="Default" office:value-type="float" office:value="6.42976179036635" calcext:value-type="float">
            <text:p>6.4297617903663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table:style-name="Default" office:value-type="float" office:value="30.0752176500092" calcext:value-type="float">
            <text:p>30.0752176500092</text:p>
          </table:table-cell>
          <table:table-cell table:style-name="Default" office:value-type="float" office:value="6.71116418992305" calcext:value-type="float">
            <text:p>6.7111641899230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table:style-name="Default" office:value-type="float" office:value="30.5231189323304" calcext:value-type="float">
            <text:p>30.5231189323304</text:p>
          </table:table-cell>
          <table:table-cell table:style-name="Default" office:value-type="float" office:value="6.69593298573396" calcext:value-type="float">
            <text:p>6.6959329857339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table:style-name="Default" office:value-type="float" office:value="91.7402038592399" calcext:value-type="float">
            <text:p>91.7402038592399</text:p>
          </table:table-cell>
          <table:table-cell table:style-name="Default" office:value-type="float" office:value="4.5484342604184" calcext:value-type="float">
            <text:p>4.548434260418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table:style-name="Default" office:value-type="float" office:value="39.6333486565573" calcext:value-type="float">
            <text:p>39.6333486565573</text:p>
          </table:table-cell>
          <table:table-cell table:style-name="Default" office:value-type="float" office:value="6.38318323973032" calcext:value-type="float">
            <text:p>6.3831832397303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table:style-name="Default" office:value-type="float" office:value="46.3045181226898" calcext:value-type="float">
            <text:p>46.3045181226898</text:p>
          </table:table-cell>
          <table:table-cell table:style-name="Default" office:value-type="float" office:value="6.15117162488976" calcext:value-type="float">
            <text:p>6.1511716248897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table:style-name="Default" office:value-type="float" office:value="73.7998469213408" calcext:value-type="float">
            <text:p>73.7998469213408</text:p>
          </table:table-cell>
          <table:table-cell table:style-name="Default" office:value-type="float" office:value="5.1809924446569" calcext:value-type="float">
            <text:p>5.180992444656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table:style-name="Default" office:value-type="float" office:value="49.7364730766609" calcext:value-type="float">
            <text:p>49.7364730766609</text:p>
          </table:table-cell>
          <table:table-cell table:style-name="Default" office:value-type="float" office:value="6.03103659205421" calcext:value-type="float">
            <text:p>6.0310365920542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table:style-name="Default" office:value-type="float" office:value="39.0219958072" calcext:value-type="float">
            <text:p>39.0219958072</text:p>
          </table:table-cell>
          <table:table-cell table:style-name="Default" office:value-type="float" office:value="6.40431426608069" calcext:value-type="float">
            <text:p>6.4043142660806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table:style-name="Default" office:value-type="float" office:value="36.1154692623489" calcext:value-type="float">
            <text:p>36.1154692623489</text:p>
          </table:table-cell>
          <table:table-cell table:style-name="Default" office:value-type="float" office:value="6.50456743428142" calcext:value-type="float">
            <text:p>6.5045674342814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table:style-name="Default" office:value-type="float" office:value="33.020931013395" calcext:value-type="float">
            <text:p>33.020931013395</text:p>
          </table:table-cell>
          <table:table-cell table:style-name="Default" office:value-type="float" office:value="6.61071957966661" calcext:value-type="float">
            <text:p>6.6107195796666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table:style-name="Default" office:value-type="float" office:value="68.5284784474335" calcext:value-type="float">
            <text:p>68.5284784474335</text:p>
          </table:table-cell>
          <table:table-cell table:style-name="Default" office:value-type="float" office:value="5.36773956597514" calcext:value-type="float">
            <text:p>5.3677395659751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table:style-name="Default" office:value-type="float" office:value="54.0911585490437" calcext:value-type="float">
            <text:p>54.0911585490437</text:p>
          </table:table-cell>
          <table:table-cell table:style-name="Default" office:value-type="float" office:value="5.87802330338833" calcext:value-type="float">
            <text:p>5.8780233033883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table:style-name="Default" office:value-type="float" office:value="49.8138675720918" calcext:value-type="float">
            <text:p>49.8138675720918</text:p>
          </table:table-cell>
          <table:table-cell table:style-name="Default" office:value-type="float" office:value="6.20648974113908" calcext:value-type="float">
            <text:p>6.2064897411390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table:style-name="Default" office:value-type="float" office:value="55.6890431000552" calcext:value-type="float">
            <text:p>55.6890431000552</text:p>
          </table:table-cell>
          <table:table-cell table:style-name="Default" office:value-type="float" office:value="5.82172046787318" calcext:value-type="float">
            <text:p>5.82172046787318</text:p>
          </table:table-cell>
          <table:table-cell table:number-columns-repeated="14"/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table:style-name="Default" office:value-type="float" office:value="92.0714682156025" calcext:value-type="float">
            <text:p>92.0714682156025</text:p>
          </table:table-cell>
          <table:table-cell table:style-name="Default" office:value-type="float" office:value="4.85004393395196" calcext:value-type="float">
            <text:p>4.8500439339519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table:style-name="Default" office:value-type="float" office:value="60.7075762180108" calcext:value-type="float">
            <text:p>60.7075762180108</text:p>
          </table:table-cell>
          <table:table-cell table:style-name="Default" office:value-type="float" office:value="5.64452253794715" calcext:value-type="float">
            <text:p>5.6445225379471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table:style-name="Default" office:value-type="float" office:value="64.0586153436217" calcext:value-type="float">
            <text:p>64.0586153436217</text:p>
          </table:table-cell>
          <table:table-cell table:style-name="Default" office:value-type="float" office:value="5.5547668756877" calcext:value-type="float">
            <text:p>5.554766875687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10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table:style-name="Default" office:value-type="float" office:value="37.2008790951954" calcext:value-type="float">
            <text:p>37.2008790951954</text:p>
          </table:table-cell>
          <table:table-cell table:style-name="Default" office:value-type="float" office:value="6.46717539516829" calcext:value-type="float">
            <text:p>6.4671753951682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table:style-name="Default" office:value-type="float" office:value="50.5425776519179" calcext:value-type="float">
            <text:p>50.5425776519179</text:p>
          </table:table-cell>
          <table:table-cell table:style-name="Default" office:value-type="float" office:value="6.00275545460403" calcext:value-type="float">
            <text:p>6.0027554546040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table:style-name="Default" office:value-type="float" office:value="95.6232958470556" calcext:value-type="float">
            <text:p>95.6232958470556</text:p>
          </table:table-cell>
          <table:table-cell table:style-name="Default" office:value-type="float" office:value="4.53231267189608" calcext:value-type="float">
            <text:p>4.5323126718960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table:style-name="Default" office:value-type="float" office:value="60.4789915543538" calcext:value-type="float">
            <text:p>60.4789915543538</text:p>
          </table:table-cell>
          <table:table-cell table:style-name="Default" office:value-type="float" office:value="5.65262429916512" calcext:value-type="float">
            <text:p>5.6526242991651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table:style-name="Default" office:value-type="float" office:value="57.2688932613987" calcext:value-type="float">
            <text:p>57.2688932613987</text:p>
          </table:table-cell>
          <table:table-cell table:style-name="Default" office:value-type="float" office:value="5.76601770988133" calcext:value-type="float">
            <text:p>5.7660177098813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table:style-name="Default" office:value-type="float" office:value="50.0635916181307" calcext:value-type="float">
            <text:p>50.0635916181307</text:p>
          </table:table-cell>
          <table:table-cell table:style-name="Default" office:value-type="float" office:value="6.01954890781358" calcext:value-type="float">
            <text:p>6.0195489078135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table:style-name="Default" office:value-type="float" office:value="36.7795950710637" calcext:value-type="float">
            <text:p>36.7795950710637</text:p>
          </table:table-cell>
          <table:table-cell table:style-name="Default" office:value-type="float" office:value="6.48169084339843" calcext:value-type="float">
            <text:p>6.4816908433984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table:style-name="Default" office:value-type="float" office:value="30.0550653223809" calcext:value-type="float">
            <text:p>30.0550653223809</text:p>
          </table:table-cell>
          <table:table-cell table:style-name="Default" office:value-type="float" office:value="6.7118468209826" calcext:value-type="float">
            <text:p>6.711846820982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table:style-name="Default" office:value-type="float" office:value="62.7657210331985" calcext:value-type="float">
            <text:p>62.7657210331985</text:p>
          </table:table-cell>
          <table:table-cell table:style-name="Default" office:value-type="float" office:value="5.5717532082423" calcext:value-type="float">
            <text:p>5.5717532082423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table:style-name="Default" office:value-type="float" office:value="38.5403240989216" calcext:value-type="float">
            <text:p>38.5403240989216</text:p>
          </table:table-cell>
          <table:table-cell table:style-name="Default" office:value-type="float" office:value="6.42095968597627" calcext:value-type="float">
            <text:p>6.4209596859762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table:style-name="Default" office:value-type="float" office:value="32.3374808190751" calcext:value-type="float">
            <text:p>32.3374808190751</text:p>
          </table:table-cell>
          <table:table-cell table:style-name="Default" office:value-type="float" office:value="6.63407851382622" calcext:value-type="float">
            <text:p>6.6340785138262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table:style-name="Default" office:value-type="float" office:value="86.524047907064" calcext:value-type="float">
            <text:p>86.524047907064</text:p>
          </table:table-cell>
          <table:table-cell table:style-name="Default" office:value-type="float" office:value="4.73159921484538" calcext:value-type="float">
            <text:p>4.7315992148453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table:style-name="Default" office:value-type="float" office:value="87.7279977672329" calcext:value-type="float">
            <text:p>87.7279977672329</text:p>
          </table:table-cell>
          <table:table-cell table:style-name="Default" office:value-type="float" office:value="4.68924622758007" calcext:value-type="float">
            <text:p>4.6892462275800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table:style-name="Default" office:value-type="float" office:value="34.2918944208892" calcext:value-type="float">
            <text:p>34.2918944208892</text:p>
          </table:table-cell>
          <table:table-cell table:style-name="Default" office:value-type="float" office:value="6.56718748559421" calcext:value-type="float">
            <text:p>6.5671874855942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table:style-name="Default" office:value-type="float" office:value="31.1100493016832" calcext:value-type="float">
            <text:p>31.1100493016832</text:p>
          </table:table-cell>
          <table:table-cell table:style-name="Default" office:value-type="float" office:value="6.67594358288184" calcext:value-type="float">
            <text:p>6.6759435828818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table:style-name="Default" office:value-type="float" office:value="68.8760376632402" calcext:value-type="float">
            <text:p>68.8760376632402</text:p>
          </table:table-cell>
          <table:table-cell table:style-name="Default" office:value-type="float" office:value="5.35540454983389" calcext:value-type="float">
            <text:p>5.3554045498338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table:style-name="Default" office:value-type="float" office:value="64.337277236098" calcext:value-type="float">
            <text:p>64.337277236098</text:p>
          </table:table-cell>
          <table:table-cell table:style-name="Default" office:value-type="float" office:value="5.51613700146243" calcext:value-type="float">
            <text:p>5.5161370014624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table:style-name="Default" office:value-type="float" office:value="55.4959104438753" calcext:value-type="float">
            <text:p>55.4959104438753</text:p>
          </table:table-cell>
          <table:table-cell table:style-name="Default" office:value-type="float" office:value="5.82852596036561" calcext:value-type="float">
            <text:p>5.8285259603656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table:style-name="Default" office:value-type="float" office:value="44.000695016701" calcext:value-type="float">
            <text:p>44.000695016701</text:p>
          </table:table-cell>
          <table:table-cell table:style-name="Default" office:value-type="float" office:value="6.23151970524759" calcext:value-type="float">
            <text:p>6.2315197052475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table:style-name="Default" office:value-type="float" office:value="37.9782474862148" calcext:value-type="float">
            <text:p>37.9782474862148</text:p>
          </table:table-cell>
          <table:table-cell table:style-name="Default" office:value-type="float" office:value="6.44037034542924" calcext:value-type="float">
            <text:p>6.4403703454292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table:style-name="Default" office:value-type="float" office:value="41.3260805107562" calcext:value-type="float">
            <text:p>41.3260805107562</text:p>
          </table:table-cell>
          <table:table-cell table:style-name="Default" office:value-type="float" office:value="6.3245110036386" calcext:value-type="float">
            <text:p>6.324511003638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table:style-name="Default" office:value-type="float" office:value="37.1863697683412" calcext:value-type="float">
            <text:p>37.1863697683412</text:p>
          </table:table-cell>
          <table:table-cell table:style-name="Default" office:value-type="float" office:value="6.46768592807215" calcext:value-type="float">
            <text:p>6.4676859280721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table:style-name="Default" office:value-type="float" office:value="45.8794181486631" calcext:value-type="float">
            <text:p>45.8794181486631</text:p>
          </table:table-cell>
          <table:table-cell table:style-name="Default" office:value-type="float" office:value="6.16601274486913" calcext:value-type="float">
            <text:p>6.1660127448691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table:style-name="Default" office:value-type="float" office:value="58.912206786114" calcext:value-type="float">
            <text:p>58.912206786114</text:p>
          </table:table-cell>
          <table:table-cell table:style-name="Default" office:value-type="float" office:value="5.70798290847638" calcext:value-type="float">
            <text:p>5.7079829084763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table:style-name="Default" office:value-type="float" office:value="66.3732109043215" calcext:value-type="float">
            <text:p>66.3732109043215</text:p>
          </table:table-cell>
          <table:table-cell table:style-name="Default" office:value-type="float" office:value="5.44404288822214" calcext:value-type="float">
            <text:p>5.4440428882221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table:style-name="Default" office:value-type="float" office:value="34.8137807458121" calcext:value-type="float">
            <text:p>34.8137807458121</text:p>
          </table:table-cell>
          <table:table-cell table:style-name="Default" office:value-type="float" office:value="6.54927496641031" calcext:value-type="float">
            <text:p>6.5492749664103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6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table:style-name="Default" office:value-type="float" office:value="30.4130997714737" calcext:value-type="float">
            <text:p>30.4130997714737</text:p>
          </table:table-cell>
          <table:table-cell table:style-name="Default" office:value-type="float" office:value="6.69966507627323" calcext:value-type="float">
            <text:p>6.6996650762732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table:style-name="Default" office:value-type="float" office:value="47.0618610728643" calcext:value-type="float">
            <text:p>47.0618610728643</text:p>
          </table:table-cell>
          <table:table-cell table:style-name="Default" office:value-type="float" office:value="6.1247041937598" calcext:value-type="float">
            <text:p>6.124704193759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table:style-name="Default" office:value-type="float" office:value="68.3592530528947" calcext:value-type="float">
            <text:p>68.3592530528947</text:p>
          </table:table-cell>
          <table:table-cell table:style-name="Default" office:value-type="float" office:value="5.37371274924091" calcext:value-type="float">
            <text:p>5.3737127492409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table:style-name="Default" office:value-type="float" office:value="55.8508179723431" calcext:value-type="float">
            <text:p>55.8508179723431</text:p>
          </table:table-cell>
          <table:table-cell table:style-name="Default" office:value-type="float" office:value="5.81601267722316" calcext:value-type="float">
            <text:p>5.8160126772231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table:style-name="Default" office:value-type="float" office:value="71.8580223479272" calcext:value-type="float">
            <text:p>71.8580223479272</text:p>
          </table:table-cell>
          <table:table-cell table:style-name="Default" office:value-type="float" office:value="5.24979600662808" calcext:value-type="float">
            <text:p>5.2497960066280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table:style-name="Default" office:value-type="float" office:value="30.291305668407" calcext:value-type="float">
            <text:p>30.291305668407</text:p>
          </table:table-cell>
          <table:table-cell table:style-name="Default" office:value-type="float" office:value="6.70381340734758" calcext:value-type="float">
            <text:p>6.7038134073475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table:style-name="Default" office:value-type="float" office:value="40.5706122089677" calcext:value-type="float">
            <text:p>40.5706122089677</text:p>
          </table:table-cell>
          <table:table-cell table:style-name="Default" office:value-type="float" office:value="6.35070597279245" calcext:value-type="float">
            <text:p>6.3507059727924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table:style-name="Default" office:value-type="float" office:value="53.1857423304231" calcext:value-type="float">
            <text:p>53.1857423304231</text:p>
          </table:table-cell>
          <table:table-cell table:style-name="Default" office:value-type="float" office:value="5.9098762460844" calcext:value-type="float">
            <text:p>5.909876246084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table:style-name="Default" office:value-type="float" office:value="39.9083347679941" calcext:value-type="float">
            <text:p>39.9083347679941</text:p>
          </table:table-cell>
          <table:table-cell table:style-name="Default" office:value-type="float" office:value="6.37364659925585" calcext:value-type="float">
            <text:p>6.3736465992558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table:style-name="Default" office:value-type="float" office:value="49.1455193164853" calcext:value-type="float">
            <text:p>49.1455193164853</text:p>
          </table:table-cell>
          <table:table-cell table:style-name="Default" office:value-type="float" office:value="6.05176423226016" calcext:value-type="float">
            <text:p>6.0517642322601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table:style-name="Default" office:value-type="float" office:value="59.8213401449792" calcext:value-type="float">
            <text:p>59.8213401449792</text:p>
          </table:table-cell>
          <table:table-cell table:style-name="Default" office:value-type="float" office:value="5.67588324791532" calcext:value-type="float">
            <text:p>5.6758832479153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table:style-name="Default" office:value-type="float" office:value="39.2218046840506" calcext:value-type="float">
            <text:p>39.2218046840506</text:p>
          </table:table-cell>
          <table:table-cell table:style-name="Default" office:value-type="float" office:value="6.3974002783055" calcext:value-type="float">
            <text:p>6.397400278305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table:style-name="Default" office:value-type="float" office:value="41.5523781892324" calcext:value-type="float">
            <text:p>41.5523781892324</text:p>
          </table:table-cell>
          <table:table-cell table:style-name="Default" office:value-type="float" office:value="6.31664357107343" calcext:value-type="float">
            <text:p>6.3166435710734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table:style-name="Default" office:value-type="float" office:value="44.8271222666655" calcext:value-type="float">
            <text:p>44.8271222666655</text:p>
          </table:table-cell>
          <table:table-cell table:style-name="Default" office:value-type="float" office:value="6.20271993874515" calcext:value-type="float">
            <text:p>6.2027199387451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table:style-name="Default" office:value-type="float" office:value="40.7626969574144" calcext:value-type="float">
            <text:p>40.7626969574144</text:p>
          </table:table-cell>
          <table:table-cell table:style-name="Default" office:value-type="float" office:value="6.34406401010153" calcext:value-type="float">
            <text:p>6.3440640101015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table:style-name="Default" office:value-type="float" office:value="85.2910800605239" calcext:value-type="float">
            <text:p>85.2910800605239</text:p>
          </table:table-cell>
          <table:table-cell table:style-name="Default" office:value-type="float" office:value="4.90993873660677" calcext:value-type="float">
            <text:p>4.9099387366067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table:style-name="Default" office:value-type="float" office:value="33.182346720506" calcext:value-type="float">
            <text:p>33.182346720506</text:p>
          </table:table-cell>
          <table:table-cell table:style-name="Default" office:value-type="float" office:value="6.60518495592141" calcext:value-type="float">
            <text:p>6.6051849559214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table:style-name="Default" office:value-type="float" office:value="38.7804672253641" calcext:value-type="float">
            <text:p>38.7804672253641</text:p>
          </table:table-cell>
          <table:table-cell table:style-name="Default" office:value-type="float" office:value="6.41268623069607" calcext:value-type="float">
            <text:p>6.4126862306960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table:style-name="Default" office:value-type="float" office:value="36.0836165685326" calcext:value-type="float">
            <text:p>36.0836165685326</text:p>
          </table:table-cell>
          <table:table-cell table:style-name="Default" office:value-type="float" office:value="6.50565902932948" calcext:value-type="float">
            <text:p>6.505659029329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table:style-name="Default" office:value-type="float" office:value="46.6433696817036" calcext:value-type="float">
            <text:p>46.6433696817036</text:p>
          </table:table-cell>
          <table:table-cell table:style-name="Default" office:value-type="float" office:value="6.13931096577937" calcext:value-type="float">
            <text:p>6.1393109657793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table:style-name="Default" office:value-type="float" office:value="36.9269394476696" calcext:value-type="float">
            <text:p>36.9269394476696</text:p>
          </table:table-cell>
          <table:table-cell table:style-name="Default" office:value-type="float" office:value="6.47661875201653" calcext:value-type="float">
            <text:p>6.4766187520165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table:style-name="Default" office:value-type="float" office:value="67.0629932564169" calcext:value-type="float">
            <text:p>67.0629932564169</text:p>
          </table:table-cell>
          <table:table-cell table:style-name="Default" office:value-type="float" office:value="5.41964015326534" calcext:value-type="float">
            <text:p>5.4196401532653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table:style-name="Default" office:value-type="float" office:value="36.5991451769756" calcext:value-type="float">
            <text:p>36.5991451769756</text:p>
          </table:table-cell>
          <table:table-cell table:style-name="Default" office:value-type="float" office:value="6.48792362245343" calcext:value-type="float">
            <text:p>6.4879236224534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table:style-name="Default" office:value-type="float" office:value="87.4994275143457" calcext:value-type="float">
            <text:p>87.4994275143457</text:p>
          </table:table-cell>
          <table:table-cell table:style-name="Default" office:value-type="float" office:value="4.82471615268802" calcext:value-type="float">
            <text:p>4.8247161526880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table:style-name="Default" office:value-type="float" office:value="57.08935686332" calcext:value-type="float">
            <text:p>57.08935686332</text:p>
          </table:table-cell>
          <table:table-cell table:style-name="Default" office:value-type="float" office:value="5.78095500661712" calcext:value-type="float">
            <text:p>5.7809550066171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table:style-name="Default" office:value-type="float" office:value="57.9393431005162" calcext:value-type="float">
            <text:p>57.9393431005162</text:p>
          </table:table-cell>
          <table:table-cell table:style-name="Default" office:value-type="float" office:value="5.74233888061613" calcext:value-type="float">
            <text:p>5.742338880616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table:style-name="Default" office:value-type="float" office:value="31.6632761729394" calcext:value-type="float">
            <text:p>31.6632761729394</text:p>
          </table:table-cell>
          <table:table-cell table:style-name="Default" office:value-type="float" office:value="6.65709085600974" calcext:value-type="float">
            <text:p>6.65709085600974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3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table:style-name="Default" office:value-type="float" office:value="79.3373429960496" calcext:value-type="float">
            <text:p>79.3373429960496</text:p>
          </table:table-cell>
          <table:table-cell table:style-name="Default" office:value-type="float" office:value="4.98509463799343" calcext:value-type="float">
            <text:p>4.9850946379934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table:style-name="Default" office:value-type="float" office:value="76.9955264493668" calcext:value-type="float">
            <text:p>76.9955264493668</text:p>
          </table:table-cell>
          <table:table-cell table:style-name="Default" office:value-type="float" office:value="5.06793267774158" calcext:value-type="float">
            <text:p>5.0679326777415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table:style-name="Default" office:value-type="float" office:value="62.2488688811388" calcext:value-type="float">
            <text:p>62.2488688811388</text:p>
          </table:table-cell>
          <table:table-cell table:style-name="Default" office:value-type="float" office:value="5.59003299866371" calcext:value-type="float">
            <text:p>5.5900329986637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table:style-name="Default" office:value-type="float" office:value="57.0713297765018" calcext:value-type="float">
            <text:p>57.0713297765018</text:p>
          </table:table-cell>
          <table:table-cell table:style-name="Default" office:value-type="float" office:value="5.77297291179706" calcext:value-type="float">
            <text:p>5.7729729117970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table:style-name="Default" office:value-type="float" office:value="38.1636424543779" calcext:value-type="float">
            <text:p>38.1636424543779</text:p>
          </table:table-cell>
          <table:table-cell table:style-name="Default" office:value-type="float" office:value="6.43396395781381" calcext:value-type="float">
            <text:p>6.4339639578138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table:style-name="Default" office:value-type="float" office:value="32.4081756469805" calcext:value-type="float">
            <text:p>32.4081756469805</text:p>
          </table:table-cell>
          <table:table-cell table:style-name="Default" office:value-type="float" office:value="6.63165616836994" calcext:value-type="float">
            <text:p>6.6316561683699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table:style-name="Default" office:value-type="float" office:value="38.0611265603738" calcext:value-type="float">
            <text:p>38.0611265603738</text:p>
          </table:table-cell>
          <table:table-cell table:style-name="Default" office:value-type="float" office:value="6.43751523960638" calcext:value-type="float">
            <text:p>6.4375152396063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table:style-name="Default" office:value-type="float" office:value="36.1052221544704" calcext:value-type="float">
            <text:p>36.1052221544704</text:p>
          </table:table-cell>
          <table:table-cell table:style-name="Default" office:value-type="float" office:value="6.50490887555729" calcext:value-type="float">
            <text:p>6.5049088755572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table:style-name="Default" office:value-type="float" office:value="42.1911237215963" calcext:value-type="float">
            <text:p>42.1911237215963</text:p>
          </table:table-cell>
          <table:table-cell table:style-name="Default" office:value-type="float" office:value="6.2944746039466" calcext:value-type="float">
            <text:p>6.294474603946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table:style-name="Default" office:value-type="float" office:value="47.2854880957397" calcext:value-type="float">
            <text:p>47.2854880957397</text:p>
          </table:table-cell>
          <table:table-cell table:style-name="Default" office:value-type="float" office:value="6.11686725099987" calcext:value-type="float">
            <text:p>6.1168672509998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table:style-name="Default" office:value-type="float" office:value="30.7494388042885" calcext:value-type="float">
            <text:p>30.7494388042885</text:p>
          </table:table-cell>
          <table:table-cell table:style-name="Default" office:value-type="float" office:value="6.68822723113051" calcext:value-type="float">
            <text:p>6.6882272311305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table:style-name="Default" office:value-type="float" office:value="57.6462609553549" calcext:value-type="float">
            <text:p>57.6462609553549</text:p>
          </table:table-cell>
          <table:table-cell table:style-name="Default" office:value-type="float" office:value="5.75268334036343" calcext:value-type="float">
            <text:p>5.7526833403634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table:style-name="Default" office:value-type="float" office:value="34.3326609685047" calcext:value-type="float">
            <text:p>34.3326609685047</text:p>
          </table:table-cell>
          <table:table-cell table:style-name="Default" office:value-type="float" office:value="6.56578937595128" calcext:value-type="float">
            <text:p>6.5657893759512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table:style-name="Default" office:value-type="float" office:value="43.0390894093349" calcext:value-type="float">
            <text:p>43.0390894093349</text:p>
          </table:table-cell>
          <table:table-cell table:style-name="Default" office:value-type="float" office:value="6.26499432335089" calcext:value-type="float">
            <text:p>6.26499432335089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table:style-name="Default" office:value-type="float" office:value="33.3224939366156" calcext:value-type="float">
            <text:p>33.3224939366156</text:p>
          </table:table-cell>
          <table:table-cell table:style-name="Default" office:value-type="float" office:value="6.60039132343457" calcext:value-type="float">
            <text:p>6.6003913234345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table:style-name="Default" office:value-type="float" office:value="65.2506185335952" calcext:value-type="float">
            <text:p>65.2506185335952</text:p>
          </table:table-cell>
          <table:table-cell table:style-name="Default" office:value-type="float" office:value="5.48380680147832" calcext:value-type="float">
            <text:p>5.4838068014783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table:style-name="Default" office:value-type="float" office:value="52.0400949606659" calcext:value-type="float">
            <text:p>52.0400949606659</text:p>
          </table:table-cell>
          <table:table-cell table:style-name="Default" office:value-type="float" office:value="5.95014364349497" calcext:value-type="float">
            <text:p>5.9501436434949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table:style-name="Default" office:value-type="float" office:value="33.967302274119" calcext:value-type="float">
            <text:p>33.967302274119</text:p>
          </table:table-cell>
          <table:table-cell table:style-name="Default" office:value-type="float" office:value="6.57830746904368" calcext:value-type="float">
            <text:p>6.5783074690436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table:style-name="Default" office:value-type="float" office:value="33.784327163448" calcext:value-type="float">
            <text:p>33.784327163448</text:p>
          </table:table-cell>
          <table:table-cell table:style-name="Default" office:value-type="float" office:value="6.58458399372887" calcext:value-type="float">
            <text:p>6.5845839937288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table:style-name="Default" office:value-type="float" office:value="30.6651247412214" calcext:value-type="float">
            <text:p>30.6651247412214</text:p>
          </table:table-cell>
          <table:table-cell table:style-name="Default" office:value-type="float" office:value="6.69109985369528" calcext:value-type="float">
            <text:p>6.6910998536952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table:style-name="Default" office:value-type="float" office:value="32.130079922911" calcext:value-type="float">
            <text:p>32.130079922911</text:p>
          </table:table-cell>
          <table:table-cell table:style-name="Default" office:value-type="float" office:value="6.64114696951236" calcext:value-type="float">
            <text:p>6.6411469695123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table:style-name="Default" office:value-type="float" office:value="34.2777081781913" calcext:value-type="float">
            <text:p>34.2777081781913</text:p>
          </table:table-cell>
          <table:table-cell table:style-name="Default" office:value-type="float" office:value="6.56767677463404" calcext:value-type="float">
            <text:p>6.56767677463404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table:style-name="Default" office:value-type="float" office:value="37.7225452413244" calcext:value-type="float">
            <text:p>37.7225452413244</text:p>
          </table:table-cell>
          <table:table-cell table:style-name="Default" office:value-type="float" office:value="6.44920318376102" calcext:value-type="float">
            <text:p>6.4492031837610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80g01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table:style-name="Default" office:value-type="float" office:value="51.6058016087624" calcext:value-type="float">
            <text:p>51.6058016087624</text:p>
          </table:table-cell>
          <table:table-cell table:style-name="Default" office:value-type="float" office:value="5.96542913054166" calcext:value-type="float">
            <text:p>5.9654291305416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table:style-name="Default" office:value-type="float" office:value="58.9248232229557" calcext:value-type="float">
            <text:p>58.9248232229557</text:p>
          </table:table-cell>
          <table:table-cell table:style-name="Default" office:value-type="float" office:value="5.7075256814984" calcext:value-type="float">
            <text:p>5.707525681498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table:style-name="Default" office:value-type="float" office:value="59.2115562961505" calcext:value-type="float">
            <text:p>59.2115562961505</text:p>
          </table:table-cell>
          <table:table-cell table:style-name="Default" office:value-type="float" office:value="5.69741371184372" calcext:value-type="float">
            <text:p>5.6974137118437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table:style-name="Default" office:value-type="float" office:value="34.5796527304299" calcext:value-type="float">
            <text:p>34.5796527304299</text:p>
          </table:table-cell>
          <table:table-cell table:style-name="Default" office:value-type="float" office:value="6.55732433395744" calcext:value-type="float">
            <text:p>6.5573243339574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table:style-name="Default" office:value-type="float" office:value="34.9957131053972" calcext:value-type="float">
            <text:p>34.9957131053972</text:p>
          </table:table-cell>
          <table:table-cell table:style-name="Default" office:value-type="float" office:value="6.54304120909763" calcext:value-type="float">
            <text:p>6.5430412090976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table:style-name="Default" office:value-type="float" office:value="32.8511915306408" calcext:value-type="float">
            <text:p>32.8511915306408</text:p>
          </table:table-cell>
          <table:table-cell table:style-name="Default" office:value-type="float" office:value="6.61651965049793" calcext:value-type="float">
            <text:p>6.6165196504979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table:style-name="Default" office:value-type="float" office:value="66.3232937180433" calcext:value-type="float">
            <text:p>66.3232937180433</text:p>
          </table:table-cell>
          <table:table-cell table:style-name="Default" office:value-type="float" office:value="5.46162242638526" calcext:value-type="float">
            <text:p>5.4616224263852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table:style-name="Default" office:value-type="float" office:value="58.9173325349562" calcext:value-type="float">
            <text:p>58.9173325349562</text:p>
          </table:table-cell>
          <table:table-cell table:style-name="Default" office:value-type="float" office:value="5.70779823724847" calcext:value-type="float">
            <text:p>5.7077982372484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table:style-name="Default" office:value-type="float" office:value="63.7605340612978" calcext:value-type="float">
            <text:p>63.7605340612978</text:p>
          </table:table-cell>
          <table:table-cell table:style-name="Default" office:value-type="float" office:value="5.53654848802617" calcext:value-type="float">
            <text:p>5.5365484880261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table:style-name="Default" office:value-type="float" office:value="55.4558414185529" calcext:value-type="float">
            <text:p>55.4558414185529</text:p>
          </table:table-cell>
          <table:table-cell table:style-name="Default" office:value-type="float" office:value="5.82994043789521" calcext:value-type="float">
            <text:p>5.8299404378952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table:style-name="Default" office:value-type="float" office:value="66.6448341246899" calcext:value-type="float">
            <text:p>66.6448341246899</text:p>
          </table:table-cell>
          <table:table-cell table:style-name="Default" office:value-type="float" office:value="5.4344492739304" calcext:value-type="float">
            <text:p>5.434449273930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table:style-name="Default" office:value-type="float" office:value="54.2749250119846" calcext:value-type="float">
            <text:p>54.2749250119846</text:p>
          </table:table-cell>
          <table:table-cell table:style-name="Default" office:value-type="float" office:value="5.87153170801416" calcext:value-type="float">
            <text:p>5.87153170801416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table:style-name="Default" office:value-type="float" office:value="63.8831909405595" calcext:value-type="float">
            <text:p>63.8831909405595</text:p>
          </table:table-cell>
          <table:table-cell table:style-name="Default" office:value-type="float" office:value="5.5322096617811" calcext:value-type="float">
            <text:p>5.532209661781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table:style-name="Default" office:value-type="float" office:value="43.0610598343339" calcext:value-type="float">
            <text:p>43.0610598343339</text:p>
          </table:table-cell>
          <table:table-cell table:style-name="Default" office:value-type="float" office:value="6.26424198291556" calcext:value-type="float">
            <text:p>6.2642419829155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table:style-name="Default" office:value-type="float" office:value="67.8314754942414" calcext:value-type="float">
            <text:p>67.8314754942414</text:p>
          </table:table-cell>
          <table:table-cell table:style-name="Default" office:value-type="float" office:value="5.39239620981386" calcext:value-type="float">
            <text:p>5.3923962098138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table:style-name="Default" office:value-type="float" office:value="66.7289042236821" calcext:value-type="float">
            <text:p>66.7289042236821</text:p>
          </table:table-cell>
          <table:table-cell table:style-name="Default" office:value-type="float" office:value="5.43146933819362" calcext:value-type="float">
            <text:p>5.4314693381936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table:style-name="Default" office:value-type="float" office:value="33.9308852145711" calcext:value-type="float">
            <text:p>33.9308852145711</text:p>
          </table:table-cell>
          <table:table-cell table:style-name="Default" office:value-type="float" office:value="6.63290459201433" calcext:value-type="float">
            <text:p>6.63290459201433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table:style-name="Default" office:value-type="float" office:value="38.1407839392422" calcext:value-type="float">
            <text:p>38.1407839392422</text:p>
          </table:table-cell>
          <table:table-cell table:style-name="Default" office:value-type="float" office:value="6.43475838517739" calcext:value-type="float">
            <text:p>6.4347583851773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table:style-name="Default" office:value-type="float" office:value="39.4669206892713" calcext:value-type="float">
            <text:p>39.4669206892713</text:p>
          </table:table-cell>
          <table:table-cell table:style-name="Default" office:value-type="float" office:value="6.38893049807845" calcext:value-type="float">
            <text:p>6.3889304980784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table:style-name="Default" office:value-type="float" office:value="33.5934257165635" calcext:value-type="float">
            <text:p>33.5934257165635</text:p>
          </table:table-cell>
          <table:table-cell table:style-name="Default" office:value-type="float" office:value="6.59112353459496" calcext:value-type="float">
            <text:p>6.59112353459496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table:style-name="Default" office:value-type="float" office:value="34.4164180926517" calcext:value-type="float">
            <text:p>34.4164180926517</text:p>
          </table:table-cell>
          <table:table-cell table:style-name="Default" office:value-type="float" office:value="6.56291839726844" calcext:value-type="float">
            <text:p>6.5629183972684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table:style-name="Default" office:value-type="float" office:value="32.6841472525642" calcext:value-type="float">
            <text:p>32.6841472525642</text:p>
          </table:table-cell>
          <table:table-cell table:style-name="Default" office:value-type="float" office:value="6.6222279246325" calcext:value-type="float">
            <text:p>6.622227924632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table:style-name="Default" office:value-type="float" office:value="47.478788009191" calcext:value-type="float">
            <text:p>47.478788009191</text:p>
          </table:table-cell>
          <table:table-cell table:style-name="Default" office:value-type="float" office:value="6.11010880215549" calcext:value-type="float">
            <text:p>6.11010880215549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table:style-name="Default" office:value-type="float" office:value="31.2317206720684" calcext:value-type="float">
            <text:p>31.2317206720684</text:p>
          </table:table-cell>
          <table:table-cell table:style-name="Default" office:value-type="float" office:value="6.67180017919462" calcext:value-type="float">
            <text:p>6.6718001791946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table:style-name="Default" office:value-type="float" office:value="81.2875547535089" calcext:value-type="float">
            <text:p>81.2875547535089</text:p>
          </table:table-cell>
          <table:table-cell table:style-name="Default" office:value-type="float" office:value="4.99545721436475" calcext:value-type="float">
            <text:p>4.9954572143647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9" table:number-rows-spanned="1">
            <text:p>s2I20g02</text:p>
          </table:table-cell>
          <table:covered-table-cell table:number-columns-repeated="7"/>
          <table:covered-table-cell table:style-name="Default"/>
          <table:table-cell table:style-name="Default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table:style-name="Default" office:value-type="float" office:value="51.1649640083309" calcext:value-type="float">
            <text:p>51.1649640083309</text:p>
          </table:table-cell>
          <table:table-cell table:style-name="Default" office:value-type="float" office:value="5.98091373059788" calcext:value-type="float">
            <text:p>5.9809137305978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table:style-name="Default" office:value-type="float" office:value="40.8932659400852" calcext:value-type="float">
            <text:p>40.8932659400852</text:p>
          </table:table-cell>
          <table:table-cell table:style-name="Default" office:value-type="float" office:value="6.33951584458082" calcext:value-type="float">
            <text:p>6.3395158445808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table:style-name="Default" office:value-type="float" office:value="57.5876994877214" calcext:value-type="float">
            <text:p>57.5876994877214</text:p>
          </table:table-cell>
          <table:table-cell table:style-name="Default" office:value-type="float" office:value="5.75475342297677" calcext:value-type="float">
            <text:p>5.7547534229767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table:style-name="Default" office:value-type="float" office:value="41.9338740302915" calcext:value-type="float">
            <text:p>41.9338740302915</text:p>
          </table:table-cell>
          <table:table-cell table:style-name="Default" office:value-type="float" office:value="6.3034185935181" calcext:value-type="float">
            <text:p>6.303418593518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table:style-name="Default" office:value-type="float" office:value="38.5653921810767" calcext:value-type="float">
            <text:p>38.5653921810767</text:p>
          </table:table-cell>
          <table:table-cell table:style-name="Default" office:value-type="float" office:value="6.42008464373702" calcext:value-type="float">
            <text:p>6.4200846437370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table:style-name="Default" office:value-type="float" office:value="47.9619443126725" calcext:value-type="float">
            <text:p>47.9619443126725</text:p>
          </table:table-cell>
          <table:table-cell table:style-name="Default" office:value-type="float" office:value="6.12793787127348" calcext:value-type="float">
            <text:p>6.1279378712734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table:style-name="Default" office:value-type="float" office:value="29.7560649528393" calcext:value-type="float">
            <text:p>29.7560649528393</text:p>
          </table:table-cell>
          <table:table-cell table:style-name="Default" office:value-type="float" office:value="6.72200265849517" calcext:value-type="float">
            <text:p>6.7220026584951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table:style-name="Default" office:value-type="float" office:value="58.2805625594268" calcext:value-type="float">
            <text:p>58.2805625594268</text:p>
          </table:table-cell>
          <table:table-cell table:style-name="Default" office:value-type="float" office:value="5.73028707983455" calcext:value-type="float">
            <text:p>5.7302870798345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table:style-name="Default" office:value-type="float" office:value="46.3447931675074" calcext:value-type="float">
            <text:p>46.3447931675074</text:p>
          </table:table-cell>
          <table:table-cell table:style-name="Default" office:value-type="float" office:value="6.14975488739648" calcext:value-type="float">
            <text:p>6.1497548873964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table:style-name="Default" office:value-type="float" office:value="33.6181099275533" calcext:value-type="float">
            <text:p>33.6181099275533</text:p>
          </table:table-cell>
          <table:table-cell table:style-name="Default" office:value-type="float" office:value="6.59027531445714" calcext:value-type="float">
            <text:p>6.5902753144571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table:style-name="Default" office:value-type="float" office:value="38.0379164119661" calcext:value-type="float">
            <text:p>38.0379164119661</text:p>
          </table:table-cell>
          <table:table-cell table:style-name="Default" office:value-type="float" office:value="6.43829509693864" calcext:value-type="float">
            <text:p>6.43829509693864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table:style-name="Default" office:value-type="float" office:value="52.7114742729064" calcext:value-type="float">
            <text:p>52.7114742729064</text:p>
          </table:table-cell>
          <table:table-cell table:style-name="Default" office:value-type="float" office:value="5.92655282964002" calcext:value-type="float">
            <text:p>5.9265528296400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table:style-name="Default" office:value-type="float" office:value="53.111444470912" calcext:value-type="float">
            <text:p>53.111444470912</text:p>
          </table:table-cell>
          <table:table-cell table:style-name="Default" office:value-type="float" office:value="5.91248423892732" calcext:value-type="float">
            <text:p>5.9124842389273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table:style-name="Default" office:value-type="float" office:value="56.0271023909854" calcext:value-type="float">
            <text:p>56.0271023909854</text:p>
          </table:table-cell>
          <table:table-cell table:style-name="Default" office:value-type="float" office:value="5.80980153368707" calcext:value-type="float">
            <text:p>5.8098015336870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table:style-name="Default" office:value-type="float" office:value="69.8644994372574" calcext:value-type="float">
            <text:p>69.8644994372574</text:p>
          </table:table-cell>
          <table:table-cell table:style-name="Default" office:value-type="float" office:value="5.32038523389917" calcext:value-type="float">
            <text:p>5.3203852338991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table:style-name="Default" office:value-type="float" office:value="37.5203674425721" calcext:value-type="float">
            <text:p>37.5203674425721</text:p>
          </table:table-cell>
          <table:table-cell table:style-name="Default" office:value-type="float" office:value="6.45616950852884" calcext:value-type="float">
            <text:p>6.45616950852884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table:style-name="Default" office:value-type="float" office:value="67.1082030428375" calcext:value-type="float">
            <text:p>67.1082030428375</text:p>
          </table:table-cell>
          <table:table-cell table:style-name="Default" office:value-type="float" office:value="5.60520175616501" calcext:value-type="float">
            <text:p>5.6052017561650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table:style-name="Default" office:value-type="float" office:value="88.7465727373839" calcext:value-type="float">
            <text:p>88.7465727373839</text:p>
          </table:table-cell>
          <table:table-cell table:style-name="Default" office:value-type="float" office:value="4.7679024654375" calcext:value-type="float">
            <text:p>4.7679024654375</text:p>
          </table:table-cell>
          <table:table-cell table:number-columns-repeated="1014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20:28:57.467354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4-23T22:00:32.403375942</dc:date>
    <meta:editing-duration>PT16H29M54S</meta:editing-duration>
    <meta:editing-cycles>14</meta:editing-cycles>
    <meta:generator>LibreOffice/6.2.2.2$Linux_X86_64 LibreOffice_project/20$Build-2</meta:generator>
    <meta:document-statistic meta:table-count="1" meta:cell-count="252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21:Sheet1.I245 Sheet1.I3:Sheet1.I17 Sheet1.I19:Sheet1.I32 Sheet1.I109:Sheet1.I140 Sheet1.I142:Sheet1.I167 Sheet1.I169:Sheet1.I195 Sheet1.I197:Sheet1.I219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21:Sheet1.I245" loext:label-string="&quot;Aggregate LHS (Short as Possible)&quot;" chart:class="chart:scatter">
            <chart:domain table:cell-range-address="Sheet1.H221:Sheet1.H245"/>
            <chart:data-point chart:repeated="25"/>
          </chart:series>
          <chart:series chart:style-name="ch8" chart:values-cell-range-address="Sheet1.I3:Sheet1.I17" loext:label-string="&quot;Stochastic Method (Long Run)&quot;" chart:class="chart:scatter">
            <chart:domain table:cell-range-address="Sheet1.H3:Sheet1.H17"/>
            <chart:data-point chart:repeated="15"/>
          </chart:series>
          <chart:series chart:style-name="ch9" chart:values-cell-range-address="Sheet1.I19:Sheet1.I32" loext:label-string="&quot;Stochastic Method (Short Run)&quot;" chart:class="chart:scatter">
            <chart:domain table:cell-range-address="Sheet1.H19:Sheet1.H32"/>
            <chart:data-point chart:repeated="14"/>
          </chart:series>
          <chart:series chart:style-name="ch10" chart:values-cell-range-address="Sheet1.I109:Sheet1.I140" loext:label-string="&quot;Aggregate LHS (Long Run)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142:Sheet1.I167" loext:label-string="&quot;Aggregate LHS (Short Run)&quot;" chart:class="chart:scatter">
            <chart:domain table:cell-range-address="Sheet1.H142:Sheet1.H167"/>
            <chart:data-point chart:repeated="26"/>
          </chart:series>
          <chart:series chart:style-name="ch12" chart:values-cell-range-address="Sheet1.I169:Sheet1.I195" loext:label-string="&quot;Aggregate LHS (Very Short Run)&quot;" chart:class="chart:scatter">
            <chart:domain table:cell-range-address="Sheet1.H169:Sheet1.H195"/>
            <chart:data-point chart:repeated="27"/>
          </chart:series>
          <chart:series chart:style-name="ch13" chart:values-cell-range-address="Sheet1.I197:Sheet1.I219" loext:label-string="&quot;Aggregate LHS (WTF Short Run)&quot;" chart:class="chart:scatter">
            <chart:domain table:cell-range-address="Sheet1.H197:Sheet1.H219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21:Sheet1.H245</svg:desc>
                </draw:g>
              </table:table-cell>
              <table:table-cell office:value-type="float" office:value="51.6058016087624">
                <text:p>51.6058016087624</text:p>
                <draw:g>
                  <svg:desc>Sheet1.I221:Sheet1.I2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3.77534113056">
                <text:p>153.77534113056</text:p>
                <draw:g>
                  <svg:desc>Sheet1.I3:Sheet1.I17</svg:desc>
                </draw:g>
              </table:table-cell>
              <table:table-cell office:value-type="float" office:value="883.9166603">
                <text:p>883.9166603</text:p>
                <draw:g>
                  <svg:desc>Sheet1.H19:Sheet1.H32</svg:desc>
                </draw:g>
              </table:table-cell>
              <table:table-cell office:value-type="float" office:value="38.2477115639707">
                <text:p>38.2477115639707</text:p>
                <draw:g>
                  <svg:desc>Sheet1.I19:Sheet1.I32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8.1157752628961">
                <text:p>58.1157752628961</text:p>
                <draw:g>
                  <svg:desc>Sheet1.I109:Sheet1.I140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7.2008790951954">
                <text:p>37.2008790951954</text:p>
                <draw:g>
                  <svg:desc>Sheet1.I142:Sheet1.I167</svg:desc>
                </draw:g>
              </table:table-cell>
              <table:table-cell office:value-type="float" office:value="958.2381447">
                <text:p>958.2381447</text:p>
                <draw:g>
                  <svg:desc>Sheet1.H169:Sheet1.H195</svg:desc>
                </draw:g>
              </table:table-cell>
              <table:table-cell office:value-type="float" office:value="30.4130997714737">
                <text:p>30.4130997714737</text:p>
                <draw:g>
                  <svg:desc>Sheet1.I169:Sheet1.I195</svg:desc>
                </draw:g>
              </table:table-cell>
              <table:table-cell office:value-type="float" office:value="259.5980027">
                <text:p>259.5980027</text:p>
                <draw:g>
                  <svg:desc>Sheet1.H197:Sheet1.H219</svg:desc>
                </draw:g>
              </table:table-cell>
              <table:table-cell office:value-type="float" office:value="79.3373429960496">
                <text:p>79.3373429960496</text:p>
                <draw:g>
                  <svg:desc>Sheet1.I197:Sheet1.I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8.9248232229557">
                <text:p>58.9248232229557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7804379594924">
                <text:p>36.7804379594924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3.366122915261">
                <text:p>113.36612291526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7.2491144385418">
                <text:p>57.2491144385418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50.5425776519179">
                <text:p>50.542577651917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7.0618610728643">
                <text:p>47.0618610728643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6.9955264493668">
                <text:p>76.9955264493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9.2115562961505">
                <text:p>59.2115562961505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9.9072593568148">
                <text:p>59.9072593568148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42.028117344077">
                <text:p>242.028117344077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6.0854429199193">
                <text:p>46.085442919919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5.6232958470556">
                <text:p>95.6232958470556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8.3592530528947">
                <text:p>68.3592530528947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2.2488688811388">
                <text:p>62.2488688811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4.5796527304299">
                <text:p>34.5796527304299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7421964059287">
                <text:p>30.7421964059287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9853812523224">
                <text:p>37.985381252322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2.6033875852933">
                <text:p>62.603387585293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60.4789915543538">
                <text:p>60.478991554353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5.8508179723431">
                <text:p>55.8508179723431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7.0713297765018">
                <text:p>57.0713297765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9957131053972">
                <text:p>34.9957131053972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5.8762782798542">
                <text:p>55.8762782798542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1.5796852599487">
                <text:p>61.5796852599487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7572821011598">
                <text:p>35.7572821011598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7.2688932613987">
                <text:p>57.2688932613987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1.8580223479272">
                <text:p>71.858022347927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8.1636424543779">
                <text:p>38.1636424543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8511915306408">
                <text:p>32.8511915306408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2.0680896182907">
                <text:p>42.0680896182907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9.1090253132173">
                <text:p>39.109025313217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7051221960245">
                <text:p>32.7051221960245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50.0635916181307">
                <text:p>50.0635916181307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30.291305668407">
                <text:p>30.291305668407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2.4081756469805">
                <text:p>32.408175646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6.3232937180433">
                <text:p>66.3232937180433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5.504721310553">
                <text:p>135.504721310553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7052144320039">
                <text:p>34.7052144320039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5.4518239486366">
                <text:p>85.4518239486366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7795950710637">
                <text:p>36.7795950710637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40.5706122089677">
                <text:p>40.570612208967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8.0611265603738">
                <text:p>38.0611265603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8.9173325349562">
                <text:p>58.9173325349562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8.3749595549255">
                <text:p>98.3749595549255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2.5167911721775">
                <text:p>92.5167911721775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9732465598358">
                <text:p>37.973246559835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0.0550653223809">
                <text:p>30.0550653223809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3.1857423304231">
                <text:p>53.1857423304231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6.1052221544704">
                <text:p>36.1052221544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3.7605340612978">
                <text:p>63.7605340612978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7666237500446">
                <text:p>35.7666237500446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2.0410722171502">
                <text:p>32.0410722171502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3.7668230294022">
                <text:p>53.7668230294022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2.7657210331985">
                <text:p>62.7657210331985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9083347679941">
                <text:p>39.9083347679941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2.1911237215963">
                <text:p>42.1911237215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5.4558414185529">
                <text:p>55.4558414185529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4.6548854972172">
                <text:p>34.6548854972172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1.0424714440963">
                <text:p>31.042471444096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3.5402339170958">
                <text:p>33.5402339170958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8.5403240989216">
                <text:p>38.5403240989216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9.1455193164853">
                <text:p>49.1455193164853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7.2854880957397">
                <text:p>47.2854880957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6.6448341246899">
                <text:p>66.6448341246899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8.0010502763796">
                <text:p>38.0010502763796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30.171516840862">
                <text:p>30.171516840862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4.5622876705733">
                <text:p>44.5622876705733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2.3374808190751">
                <text:p>32.3374808190751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9.8213401449792">
                <text:p>59.8213401449792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7494388042885">
                <text:p>30.7494388042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4.2749250119846">
                <text:p>54.274925011984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9.4742326487521">
                <text:p>29.4742326487521</text:p>
              </table:table-cell>
              <table:table-cell office:value-type="float" office:value="730.3055">
                <text:p>730.3055</text:p>
              </table:table-cell>
              <table:table-cell office:value-type="float" office:value="40.3425403497209">
                <text:p>40.3425403497209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2.2165864110386">
                <text:p>32.216586411038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6.524047907064">
                <text:p>86.524047907064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9.2218046840506">
                <text:p>39.2218046840506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7.6462609553549">
                <text:p>57.6462609553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3.8831909405595">
                <text:p>63.8831909405595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9.4098574079915">
                <text:p>49.4098574079915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3.5350002508778">
                <text:p>53.5350002508778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8606025651439">
                <text:p>35.8606025651439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7.7279977672329">
                <text:p>87.7279977672329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1.5523781892324">
                <text:p>41.5523781892324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4.3326609685047">
                <text:p>34.3326609685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3.0610598343339">
                <text:p>43.0610598343339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9410389209793">
                <text:p>42.9410389209793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2.3437073541201">
                <text:p>42.3437073541201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0.4962582986365">
                <text:p>30.4962582986365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4.2918944208892">
                <text:p>34.2918944208892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4.8271222666655">
                <text:p>44.827122266665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3.0390894093349">
                <text:p>43.0390894093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7.8314754942414">
                <text:p>67.8314754942414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6.6618447740444">
                <text:p>56.661844774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8.2853788839025">
                <text:p>38.285378883902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1.1100493016832">
                <text:p>31.1100493016832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40.7626969574144">
                <text:p>40.7626969574144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3.3224939366156">
                <text:p>33.3224939366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6.7289042236821">
                <text:p>66.728904223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30.0752176500092">
                <text:p>30.0752176500092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8.8760376632402">
                <text:p>68.876037663240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5.2910800605239">
                <text:p>85.2910800605239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5.2506185335952">
                <text:p>65.2506185335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9308852145711">
                <text:p>33.930885214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30.5231189323304">
                <text:p>30.523118932330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4.337277236098">
                <text:p>64.33727723609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3.182346720506">
                <text:p>33.182346720506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2.0400949606659">
                <text:p>52.0400949606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8.1407839392422">
                <text:p>38.140783939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91.7402038592399">
                <text:p>91.7402038592399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5.4959104438753">
                <text:p>55.4959104438753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7804672253641">
                <text:p>38.7804672253641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967302274119">
                <text:p>33.967302274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9.4669206892713">
                <text:p>39.466920689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9.6333486565573">
                <text:p>39.6333486565573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4.000695016701">
                <text:p>44.000695016701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6.0836165685326">
                <text:p>36.083616568532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784327163448">
                <text:p>33.784327163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3.5934257165635">
                <text:p>33.593425716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6.3045181226898">
                <text:p>46.3045181226898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9782474862148">
                <text:p>37.9782474862148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6.6433696817036">
                <text:p>46.6433696817036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6651247412214">
                <text:p>30.6651247412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4.4164180926517">
                <text:p>34.416418092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3.7998469213408">
                <text:p>73.7998469213408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1.3260805107562">
                <text:p>41.3260805107562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9269394476696">
                <text:p>36.9269394476696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2.130079922911">
                <text:p>32.130079922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6841472525642">
                <text:p>32.684147252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9.7364730766609">
                <text:p>49.7364730766609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7.1863697683412">
                <text:p>37.1863697683412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7.0629932564169">
                <text:p>67.0629932564169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4.2777081781913">
                <text:p>34.2777081781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7.478788009191">
                <text:p>47.47878800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9.0219958072">
                <text:p>39.0219958072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5.8794181486631">
                <text:p>45.8794181486631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6.5991451769756">
                <text:p>36.5991451769756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7.7225452413244">
                <text:p>37.7225452413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1.2317206720684">
                <text:p>31.231720672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6.1154692623489">
                <text:p>36.1154692623489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8.912206786114">
                <text:p>58.912206786114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7.4994275143457">
                <text:p>87.499427514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81.2875547535089">
                <text:p>81.2875547535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3.020931013395">
                <text:p>33.02093101339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6.3732109043215">
                <text:p>66.3732109043215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7.08935686332">
                <text:p>57.0893568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8.5284784474335">
                <text:p>68.5284784474335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8137807458121">
                <text:p>34.8137807458121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7.9393431005162">
                <text:p>57.939343100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4.0911585490437">
                <text:p>54.091158549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6632761729394">
                <text:p>31.663276172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9.8138675720918">
                <text:p>49.813867572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5.6890431000552">
                <text:p>55.689043100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2.0714682156025">
                <text:p>92.071468215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60.7075762180108">
                <text:p>60.707576218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4.0586153436217">
                <text:p>64.05861534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463cm" svg:y="0.308cm" chart:style-name="ch2">
          <text:p>Stochastic Loads Pareto Front (Intermediate Run)</text:p>
        </chart:title>
        <chart:plot-area chart:style-name="ch3" table:cell-range-address="Sheet1.G34:Sheet1.H45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4:Sheet1.G45" chart:class="chart:scatter">
            <chart:domain table:cell-range-address="Sheet1.H34:Sheet1.H4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712565512">
                <text:p>6.46776712565512</text:p>
                <draw:g>
                  <svg:desc>Sheet1.G34:Sheet1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6854385648">
                <text:p>6.26006854385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822106013">
                <text:p>6.736028221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4945195314">
                <text:p>6.5727494519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8381906178">
                <text:p>2.30228381906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24307061839">
                <text:p>4.90624307061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700883815">
                <text:p>5.8096070088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3600749433">
                <text:p>5.19783600749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5881036505">
                <text:p>5.97415881036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81267209102">
                <text:p>6.61781267209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618840175">
                <text:p>6.67528618840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9243021864">
                <text:p>4.457092430218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25cm" chart:symbol-height="0.25cm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57cm" svg:y="0.306cm" chart:style-name="ch2">
          <text:p>All Pareto Fronts (Aggregated LHS)</text:p>
        </chart:title>
        <chart:legend chart:legend-position="end" svg:x="11.74cm" svg:y="3.597cm" style:legend-expansion="high" chart:style-name="ch3"/>
        <chart:plot-area chart:style-name="ch4" table:cell-range-address="Sheet1.H247:Sheet1.I264 Sheet1.I142:Sheet1.I167 Sheet1.I109:Sheet1.I140" chart:data-source-has-labels="row" svg:x="1.235cm" svg:y="1.178cm" svg:width="10.202cm" svg:height="6.301cm">
          <chartooo:coordinate-region svg:x="1.856cm" svg:y="1.338cm" svg:width="9.023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5.708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Short Run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142:Sheet1.I167" loext:label-string="&quot;Intermediate Run&quot;" chart:class="chart:scatter">
            <chart:domain table:cell-range-address="Sheet1.H142:Sheet1.H167"/>
            <chart:data-point chart:repeated="25"/>
            <chart:data-point chart:style-name="ch12"/>
          </chart:series>
          <chart:series chart:style-name="ch13" chart:values-cell-range-address="Sheet1.I109:Sheet1.I140" loext:label-string="&quot;Long Run&quot;" chart:class="chart:scatter">
            <chart:domain table:cell-range-address="Sheet1.H109:Sheet1.H140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1.1649640083309">
                <text:p>51.1649640083309</text:p>
                <draw:g>
                  <svg:desc>Sheet1.I247:Sheet1.I264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7.2008790951954">
                <text:p>37.2008790951954</text:p>
                <draw:g>
                  <svg:desc>Sheet1.I142:Sheet1.I167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8.1157752628961">
                <text:p>58.1157752628961</text:p>
                <draw:g>
                  <svg:desc>Sheet1.I109:Sheet1.I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8932659400852">
                <text:p>40.893265940085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50.5425776519179">
                <text:p>50.5425776519179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7.2491144385418">
                <text:p>57.2491144385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7.5876994877214">
                <text:p>57.5876994877214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5.6232958470556">
                <text:p>95.6232958470556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6.0854429199193">
                <text:p>46.0854429199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9338740302915">
                <text:p>41.9338740302915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60.4789915543538">
                <text:p>60.4789915543538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2.6033875852933">
                <text:p>62.6033875852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8.5653921810767">
                <text:p>38.5653921810767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7.2688932613987">
                <text:p>57.2688932613987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7572821011598">
                <text:p>35.757282101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9619443126725">
                <text:p>47.9619443126725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50.0635916181307">
                <text:p>50.0635916181307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7051221960245">
                <text:p>32.7051221960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7560649528393">
                <text:p>29.756064952839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7795950710637">
                <text:p>36.779595071063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5.4518239486366">
                <text:p>85.4518239486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8.2805625594268">
                <text:p>58.280562559426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0.0550653223809">
                <text:p>30.0550653223809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9732465598358">
                <text:p>37.9732465598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6.3447931675074">
                <text:p>46.3447931675074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2.7657210331985">
                <text:p>62.7657210331985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3.7668230294022">
                <text:p>53.7668230294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3.6181099275533">
                <text:p>33.6181099275533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8.5403240989216">
                <text:p>38.5403240989216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3.5402339170958">
                <text:p>33.5402339170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8.0379164119661">
                <text:p>38.037916411966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2.3374808190751">
                <text:p>32.337480819075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4.5622876705733">
                <text:p>44.5622876705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2.7114742729064">
                <text:p>52.7114742729064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6.524047907064">
                <text:p>86.524047907064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2.2165864110386">
                <text:p>32.2165864110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3.111444470912">
                <text:p>53.111444470912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7.7279977672329">
                <text:p>87.7279977672329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8606025651439">
                <text:p>35.8606025651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6.0271023909854">
                <text:p>56.027102390985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4.2918944208892">
                <text:p>34.2918944208892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0.4962582986365">
                <text:p>30.4962582986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9.8644994372574">
                <text:p>69.8644994372574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1.1100493016832">
                <text:p>31.1100493016832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8.2853788839025">
                <text:p>38.2853788839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7.5203674425721">
                <text:p>37.5203674425721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8.8760376632402">
                <text:p>68.8760376632402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30.0752176500092">
                <text:p>30.0752176500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7.1082030428375">
                <text:p>67.1082030428375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4.337277236098">
                <text:p>64.337277236098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30.5231189323304">
                <text:p>30.5231189323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8.7465727373839">
                <text:p>88.7465727373839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5.4959104438753">
                <text:p>55.4959104438753</text:p>
              </table:table-cell>
              <table:table-cell office:value-type="float" office:value="274.318921">
                <text:p>274.318921</text:p>
              </table:table-cell>
              <table:table-cell office:value-type="float" office:value="91.7402038592399">
                <text:p>91.7402038592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4.000695016701">
                <text:p>44.000695016701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9.6333486565573">
                <text:p>39.6333486565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9782474862148">
                <text:p>37.9782474862148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6.3045181226898">
                <text:p>46.3045181226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1.3260805107562">
                <text:p>41.3260805107562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3.7998469213408">
                <text:p>73.799846921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7.1863697683412">
                <text:p>37.186369768341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9.7364730766609">
                <text:p>49.736473076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5.8794181486631">
                <text:p>45.8794181486631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9.0219958072">
                <text:p>39.0219958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8.912206786114">
                <text:p>58.91220678611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6.1154692623489">
                <text:p>36.1154692623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6.3732109043215">
                <text:p>66.373210904321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3.020931013395">
                <text:p>33.020931013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8137807458121">
                <text:p>34.8137807458121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8.5284784474335">
                <text:p>68.5284784474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4.0911585490437">
                <text:p>54.091158549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9.8138675720918">
                <text:p>49.8138675720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5.6890431000552">
                <text:p>55.6890431000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2.0714682156025">
                <text:p>92.071468215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60.7075762180108">
                <text:p>60.7075762180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4.0586153436217">
                <text:p>64.05861534362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3cm" svg:y="0.306cm" chart:style-name="ch2">
          <text:p>All Pareto Fronts (Stochastic Loads)</text:p>
        </chart:title>
        <chart:legend chart:legend-position="end" svg:x="11.74cm" svg:y="3.597cm" style:legend-expansion="high" chart:style-name="ch3"/>
        <chart:plot-area chart:style-name="ch4" table:cell-range-address="Sheet1.G88:Sheet1.H95 Sheet1.G34:Sheet1.G45 Sheet1.G3:Sheet1.G17" chart:data-source-has-labels="row" svg:x="1.235cm" svg:y="1.178cm" svg:width="10.202cm" svg:height="6.301cm">
          <chartooo:coordinate-region svg:x="1.671cm" svg:y="1.338cm" svg:width="9.394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5.708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G88:Sheet1.G95" loext:label-string="&quot;Short Run&quot;" chart:class="chart:scatter">
            <chart:domain table:cell-range-address="Sheet1.H88:Sheet1.H95"/>
            <chart:data-point chart:repeated="8"/>
          </chart:series>
          <chart:series chart:style-name="ch11" chart:values-cell-range-address="Sheet1.G34:Sheet1.G45" loext:label-string="&quot;Intermediate Run&quot;" chart:class="chart:scatter">
            <chart:domain table:cell-range-address="Sheet1.H34:Sheet1.H45"/>
            <chart:data-point chart:repeated="12"/>
          </chart:series>
          <chart:series chart:style-name="ch12" chart:values-cell-range-address="Sheet1.G3:Sheet1.G17" loext:label-string="&quot;Long Run&quot;" chart:class="chart:scatter">
            <chart:domain table:cell-range-address="Sheet1.H3:Sheet1.H17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2418190467">
                <text:p>6.57852418190467</text:p>
                <draw:g>
                  <svg:desc>Sheet1.G88:Sheet1.G95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712565512">
                <text:p>6.46776712565512</text:p>
                <draw:g>
                  <svg:desc>Sheet1.G34:Sheet1.G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6854385648">
                <text:p>6.2600685438564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822106013">
                <text:p>6.7360282210601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4945195314">
                <text:p>6.5727494519531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8381906178">
                <text:p>2.30228381906178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24307061839">
                <text:p>4.90624307061839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700883815">
                <text:p>5.80960700883815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3600749433">
                <text:p>5.19783600749433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5881036505">
                <text:p>5.97415881036505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81267209102">
                <text:p>6.6178126720910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618840175">
                <text:p>6.67528618840175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9243021864">
                <text:p>4.45709243021864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3300" draw:fill-color="#663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style-name="ch1">
        <chart:title svg:x="4.58cm" svg:y="0.308cm" chart:style-name="ch2">
          <text:p>Intermediate Run Comparison</text:p>
        </chart:title>
        <chart:legend chart:legend-position="end" svg:x="11.986cm" svg:y="3.789cm" style:legend-expansion="high" chart:style-name="ch3"/>
        <chart:plot-area chart:style-name="ch4" table:cell-range-address="Sheet1.H142:Sheet1.I167 Sheet1.I34:Sheet1.I45" chart:data-source-has-labels="row" svg:x="1.24cm" svg:y="1.182cm" svg:width="10.438cm" svg:height="6.418cm">
          <chartooo:coordinate-region svg:x="1.861cm" svg:y="1.342cm" svg:width="9.259cm" svg:height="5.69cm"/>
          <chart:axis chart:dimension="x" chart:name="primary-x" chart:style-name="ch5">
            <chart:title svg:x="5.701cm" svg:y="7.774cm" chart:style-name="ch6">
              <text:p>Mass (kg)</text:p>
            </chart:title>
          </chart:axis>
          <chart:axis chart:dimension="y" chart:name="primary-y" chart:style-name="ch7">
            <chart:title svg:x="0.451cm" svg:y="5.771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142:Sheet1.I167" loext:label-string="&quot;Aggregate LHS&quot;" chart:class="chart:scatter">
            <chart:domain table:cell-range-address="Sheet1.H142:Sheet1.H167"/>
            <chart:data-point chart:repeated="26"/>
          </chart:series>
          <chart:series chart:style-name="ch11" chart:values-cell-range-address="Sheet1.I34:Sheet1.I45" loext:label-string="&quot;Stochastic Loads&quot;" chart:class="chart:scatter">
            <chart:domain table:cell-range-address="Sheet1.H34:Sheet1.H4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7.2008790951954">
                <text:p>37.2008790951954</text:p>
                <draw:g>
                  <svg:desc>Sheet1.I142:Sheet1.I167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37.1843263881639">
                <text:p>37.1843263881639</text:p>
                <draw:g>
                  <svg:desc>Sheet1.I34:Sheet1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50.5425776519179">
                <text:p>50.5425776519179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43.1814926983547">
                <text:p>43.1814926983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5.6232958470556">
                <text:p>95.6232958470556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29.343408664791">
                <text:p>29.343408664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60.4789915543538">
                <text:p>60.4789915543538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34.1302135305456">
                <text:p>34.1302135305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7.2688932613987">
                <text:p>57.2688932613987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159.850272561309">
                <text:p>159.850272561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50.0635916181307">
                <text:p>50.0635916181307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81.5717425629395">
                <text:p>81.5717425629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7795950710637">
                <text:p>36.7795950710637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6.0326509170389">
                <text:p>56.0326509170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0.0550653223809">
                <text:p>30.0550653223809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73.89898674091">
                <text:p>73.89898674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2.7657210331985">
                <text:p>62.7657210331985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1.3582207086214">
                <text:p>51.3582207086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8.5403240989216">
                <text:p>38.5403240989216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32.8138338423279">
                <text:p>32.8138338423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2.3374808190751">
                <text:p>32.3374808190751</text:p>
              </table:table-cell>
              <table:table-cell office:value-type="float" office:value="933.158779">
                <text:p>933.158779</text:p>
              </table:table-cell>
              <table:table-cell office:value-type="float" office:value="31.1294806916666">
                <text:p>31.129480691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6.524047907064">
                <text:p>86.524047907064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94.3527816988289">
                <text:p>94.352781698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7.7279977672329">
                <text:p>87.727997767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4.2918944208892">
                <text:p>34.291894420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1.1100493016832">
                <text:p>31.110049301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8.8760376632402">
                <text:p>68.876037663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4.337277236098">
                <text:p>64.33727723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5.4959104438753">
                <text:p>55.495910443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4.000695016701">
                <text:p>44.00069501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9782474862148">
                <text:p>37.978247486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1.3260805107562">
                <text:p>41.326080510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7.1863697683412">
                <text:p>37.186369768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5.8794181486631">
                <text:p>45.879418148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8.912206786114">
                <text:p>58.912206786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6.3732109043215">
                <text:p>66.373210904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8137807458121">
                <text:p>34.8137807458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663300" draw:fill-color="#663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style-name="ch1">
        <chart:title svg:x="4.58cm" svg:y="0.308cm" chart:style-name="ch2">
          <text:p>Intermediate Run Comparison</text:p>
        </chart:title>
        <chart:legend chart:legend-position="end" svg:x="11.986cm" svg:y="3.789cm" style:legend-expansion="high" chart:style-name="ch3"/>
        <chart:plot-area chart:style-name="ch4" table:cell-range-address="Sheet1.H142:Sheet1.H167 Sheet1.J142:Sheet1.J167 Sheet1.J34:Sheet1.J45" chart:data-source-has-labels="row" svg:x="1.24cm" svg:y="1.182cm" svg:width="10.438cm" svg:height="6.418cm">
          <chartooo:coordinate-region svg:x="1.676cm" svg:y="1.342cm" svg:width="9.63cm" svg:height="5.69cm"/>
          <chart:axis chart:dimension="x" chart:name="primary-x" chart:style-name="ch5">
            <chart:title svg:x="5.701cm" svg:y="7.774cm" chart:style-name="ch6">
              <text:p>Mass (kg)</text:p>
            </chart:title>
          </chart:axis>
          <chart:axis chart:dimension="y" chart:name="primary-y" chart:style-name="ch7">
            <chart:title svg:x="0.451cm" svg:y="6.3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J142:Sheet1.J167" loext:label-string="&quot;Aggregate LHS&quot;" chart:class="chart:scatter">
            <chart:domain table:cell-range-address="Sheet1.H142:Sheet1.H167"/>
            <chart:data-point chart:repeated="26"/>
          </chart:series>
          <chart:series chart:style-name="ch11" chart:values-cell-range-address="Sheet1.J34:Sheet1.J45" loext:label-string="&quot;Stochastic Loads&quot;" chart:class="chart:scatter">
            <chart:domain table:cell-range-address="Sheet1.H34:Sheet1.H4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6.46717539516829">
                <text:p>6.46717539516829</text:p>
                <draw:g>
                  <svg:desc>Sheet1.J142:Sheet1.J167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116082803">
                <text:p>6.46776116082803</text:p>
                <draw:g>
                  <svg:desc>Sheet1.J34:Sheet1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.00275545460403">
                <text:p>6.00275545460403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4572747414">
                <text:p>6.26004572747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4.53231267189608">
                <text:p>4.53231267189608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105024095">
                <text:p>6.73602105024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.65262429916512">
                <text:p>5.65262429916512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2465763116">
                <text:p>6.57272465763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.76601770988133">
                <text:p>5.76601770988133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5893713551">
                <text:p>2.30225893713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.01954890781358">
                <text:p>6.01954890781358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15981093496">
                <text:p>4.90615981093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6.48169084339843">
                <text:p>6.48169084339843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466438331">
                <text:p>5.80960466438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6.7118468209826">
                <text:p>6.7118468209826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2887196866">
                <text:p>5.19782887196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5.5717532082423">
                <text:p>5.5717532082423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2942800189">
                <text:p>5.9741294280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6.42095968597627">
                <text:p>6.42095968597627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79523955863">
                <text:p>6.61779523955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6.63407851382622">
                <text:p>6.63407851382622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020963783">
                <text:p>6.67528020963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4.73159921484538">
                <text:p>4.73159921484538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253721396">
                <text:p>4.4570253721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4.68924622758007">
                <text:p>4.6892462275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6.56718748559421">
                <text:p>6.5671874855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6.67594358288184">
                <text:p>6.6759435828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5.35540454983389">
                <text:p>5.3554045498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5.51613700146243">
                <text:p>5.51613700146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.82852596036561">
                <text:p>5.8285259603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6.23151970524759">
                <text:p>6.23151970524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6.44037034542924">
                <text:p>6.4403703454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6.3245110036386">
                <text:p>6.324511003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6.46768592807215">
                <text:p>6.46768592807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6.16601274486913">
                <text:p>6.1660127448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.70798290847638">
                <text:p>5.70798290847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5.44404288822214">
                <text:p>5.4440428882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6.54927496641031">
                <text:p>6.549274966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109:Sheet1.H140 Sheet1.J109:Sheet1.J140 Sheet1.J3:Sheet1.J17" chart:data-source-has-labels="row" svg:x="1.241cm" svg:y="1.184cm" svg:width="10.612cm" svg:height="6.447cm">
          <chartooo:coordinate-region svg:x="1.677cm" svg:y="1.345cm" svg:width="9.804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6.316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J109:Sheet1.J140" loext:label-string="&quot;Aggregate LHS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J3:Sheet1.J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.73610798993548">
                <text:p>5.73610798993548</text:p>
                <draw:g>
                  <svg:desc>Sheet1.J109:Sheet1.J140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67158329106">
                <text:p>3.09567158329106</text:p>
                <draw:g>
                  <svg:desc>Sheet1.J3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.76670754042784">
                <text:p>5.76670754042784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6507125005">
                <text:p>6.48166507125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6.15880808582511">
                <text:p>6.15880808582511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181103991">
                <text:p>5.6728181103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5.57751180169799">
                <text:p>5.57751180169799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625752295">
                <text:p>6.68846625752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6.51687657224975">
                <text:p>6.5168765722497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1945942589">
                <text:p>5.81511945942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6.62150885874719">
                <text:p>6.62150885874719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451074415">
                <text:p>6.2987451074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4.76935754979998">
                <text:p>4.76935754979998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75773793956">
                <text:p>3.0657577379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6.44053799304175">
                <text:p>6.44053799304175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88729721006">
                <text:p>4.31688729721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.88943423152143">
                <text:p>5.88943423152143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5069826839">
                <text:p>6.51655069826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6.59294525205717">
                <text:p>6.5929452520571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09357639">
                <text:p>6.5547409357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6.21195587766926">
                <text:p>6.21195587766926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809244517">
                <text:p>6.4395809244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6.63820244910798">
                <text:p>6.63820244910798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57153348">
                <text:p>6.73158757153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6.51332687671623">
                <text:p>6.5133268767162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7740900737">
                <text:p>6.04247740900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6.69684157471072">
                <text:p>6.69684157471072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0646833724">
                <text:p>6.26840646833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6.42976179036635">
                <text:p>6.4297617903663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63623428">
                <text:p>5.7874163623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6.71116418992305">
                <text:p>6.71116418992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6.69593298573396">
                <text:p>6.6959329857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4.5484342604184">
                <text:p>4.548434260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6.38318323973032">
                <text:p>6.3831832397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.15117162488976">
                <text:p>6.1511716248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5.1809924446569">
                <text:p>5.180992444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.03103659205421">
                <text:p>6.0310365920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6.40431426608069">
                <text:p>6.40431426608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6.50456743428142">
                <text:p>6.5045674342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6.61071957966661">
                <text:p>6.6107195796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5.36773956597514">
                <text:p>5.3677395659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.87802330338833">
                <text:p>5.87802330338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6.20648974113908">
                <text:p>6.2064897411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.82172046787318">
                <text:p>5.8217204678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4.85004393395196">
                <text:p>4.8500439339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.64452253794715">
                <text:p>5.6445225379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5.5547668756877">
                <text:p>5.554766875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47:Sheet1.H264 Sheet1.J247:Sheet1.J264 Sheet1.J88:Sheet1.J95" chart:data-source-has-labels="row" svg:x="1.236cm" svg:y="1.172cm" svg:width="10.348cm" svg:height="6.188cm">
          <chartooo:coordinate-region svg:x="1.672cm" svg:y="1.332cm" svg:width="9.541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6.175cm" chart:style-name="ch8">
              <text:p>Reliability Index (unitless)</text:p>
            </chart:title>
            <chart:grid chart:style-name="ch9" chart:class="major"/>
          </chart:axis>
          <chart:series chart:style-name="ch10" chart:values-cell-range-address="Sheet1.J247:Sheet1.J264" loext:label-string="&quot;Aggregate LHS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J88:Sheet1.J95" loext:label-string="&quot;Stochastic Loads&quot;" chart:class="chart:scatter">
            <chart:domain table:cell-range-address="Sheet1.H88:Sheet1.H9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.98091373059788">
                <text:p>5.98091373059788</text:p>
                <draw:g>
                  <svg:desc>Sheet1.J247:Sheet1.J264</svg:desc>
                </draw:g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0932609958">
                <text:p>6.57850932609958</text:p>
                <draw:g>
                  <svg:desc>Sheet1.J88:Sheet1.J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6.33951584458082">
                <text:p>6.3395158445808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6947196227">
                <text:p>6.65186947196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.75475342297677">
                <text:p>5.75475342297677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3722114868">
                <text:p>6.47333722114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6.3034185935181">
                <text:p>6.3034185935181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52844987044">
                <text:p>5.40752844987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6.42008464373702">
                <text:p>6.42008464373702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09304903336">
                <text:p>2.56209304903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.12793787127348">
                <text:p>6.12793787127348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763431361">
                <text:p>5.56287763431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6.72200265849517">
                <text:p>6.7220026584951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7963689162">
                <text:p>5.628796368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.73028707983455">
                <text:p>5.73028707983455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0583099066">
                <text:p>6.4371058309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6.14975488739648">
                <text:p>6.1497548873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6.59027531445714">
                <text:p>6.5902753144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6.43829509693864">
                <text:p>6.4382950969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.92655282964002">
                <text:p>5.9265528296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.91248423892732">
                <text:p>5.9124842389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.80980153368707">
                <text:p>5.809801533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5.32038523389917">
                <text:p>5.32038523389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6.45616950852884">
                <text:p>6.4561695085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5.60520175616501">
                <text:p>5.6052017561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4.7679024654375">
                <text:p>4.767902465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609cm" svg:y="0.308cm" chart:style-name="ch2">
          <text:p>Aggregate LHS Pareto Front (Intermediate Run)</text:p>
        </chart:title>
        <chart:plot-area chart:style-name="ch3" table:cell-range-address="Sheet1.G142:Sheet1.H167" svg:x="1.24cm" svg:y="1.182cm" svg:width="13.865cm" svg:height="6.418cm">
          <chartooo:coordinate-region svg:x="1.861cm" svg:y="1.342cm" svg:width="12.686cm" svg:height="5.6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5.771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142:Sheet1.G167" chart:class="chart:scatter">
            <chart:domain table:cell-range-address="Sheet1.H142:Sheet1.H16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47.8530088029292">
                <text:p>47.8530088029292</text:p>
                <draw:g>
                  <svg:desc>Sheet1.G142:Sheet1.G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4.9059311908399">
                <text:p>64.905931190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119.453719151255">
                <text:p>119.453719151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82.8168375321088">
                <text:p>82.816837532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78.4909568455035">
                <text:p>78.4909568455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4.9437972705353">
                <text:p>64.9437972705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47.3425981230271">
                <text:p>47.3425981230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8.6930446396059">
                <text:p>38.693044639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83.8767455943583">
                <text:p>83.8767455943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49.5305621895052">
                <text:p>49.5305621895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41.252605232111">
                <text:p>41.252605232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116.316287832294">
                <text:p>116.31628783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112.348289653474">
                <text:p>112.348289653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43.9166860500178">
                <text:p>43.916686050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9.8426955752663">
                <text:p>39.8426955752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88.2073050163731">
                <text:p>88.2073050163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82.3931458459288">
                <text:p>82.393145845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71.861505699204">
                <text:p>71.861505699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56.9719897766221">
                <text:p>56.9719897766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49.2182559585569">
                <text:p>49.2182559585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54.5675128697785">
                <text:p>54.5675128697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49.1019698633634">
                <text:p>49.1019698633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59.1230373007142">
                <text:p>59.1230373007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75.0558048610622">
                <text:p>75.0558048610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84.5588347182333">
                <text:p>84.5588347182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44.3533038865594">
                <text:p>44.35330388655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109:Sheet1.I140 Sheet1.I3:Sheet1.I17" chart:data-source-has-labels="row" svg:x="1.241cm" svg:y="1.184cm" svg:width="10.612cm" svg:height="6.447cm">
          <chartooo:coordinate-region svg:x="1.862cm" svg:y="1.345cm" svg:width="9.619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109:Sheet1.I140" loext:label-string="&quot;Aggregate LHS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3:Sheet1.I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8.1157752628961">
                <text:p>58.1157752628961</text:p>
                <draw:g>
                  <svg:desc>Sheet1.I109:Sheet1.I140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3.77534113056">
                <text:p>153.77534113056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7.2491144385418">
                <text:p>57.249114438541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7804379594924">
                <text:p>36.7804379594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6.0854429199193">
                <text:p>46.085442919919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9.9072593568148">
                <text:p>59.907259356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2.6033875852933">
                <text:p>62.6033875852933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7421964059287">
                <text:p>30.742196405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7572821011598">
                <text:p>35.7572821011598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5.8762782798542">
                <text:p>55.8762782798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7051221960245">
                <text:p>32.7051221960245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2.0680896182907">
                <text:p>42.0680896182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5.4518239486366">
                <text:p>85.4518239486366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5.504721310553">
                <text:p>135.504721310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9732465598358">
                <text:p>37.973246559835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8.3749595549255">
                <text:p>98.3749595549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3.7668230294022">
                <text:p>53.7668230294022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7666237500446">
                <text:p>35.766623750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3.5402339170958">
                <text:p>33.5402339170958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4.6548854972172">
                <text:p>34.6548854972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4.5622876705733">
                <text:p>44.562287670573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8.0010502763796">
                <text:p>38.0010502763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2.2165864110386">
                <text:p>32.216586411038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9.4742326487521">
                <text:p>29.4742326487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8606025651439">
                <text:p>35.8606025651439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9.4098574079915">
                <text:p>49.4098574079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0.4962582986365">
                <text:p>30.4962582986365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9410389209793">
                <text:p>42.9410389209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8.2853788839025">
                <text:p>38.285378883902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6.6618447740444">
                <text:p>56.6618447740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30.0752176500092">
                <text:p>30.075217650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30.5231189323304">
                <text:p>30.523118932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91.7402038592399">
                <text:p>91.740203859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9.6333486565573">
                <text:p>39.633348656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6.3045181226898">
                <text:p>46.304518122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3.7998469213408">
                <text:p>73.799846921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9.7364730766609">
                <text:p>49.736473076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9.0219958072">
                <text:p>39.021995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6.1154692623489">
                <text:p>36.115469262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3.020931013395">
                <text:p>33.02093101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8.5284784474335">
                <text:p>68.528478447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4.0911585490437">
                <text:p>54.091158549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9.8138675720918">
                <text:p>49.813867572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5.6890431000552">
                <text:p>55.689043100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2.0714682156025">
                <text:p>92.071468215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60.7075762180108">
                <text:p>60.707576218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4.0586153436217">
                <text:p>64.05861534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47:Sheet1.I264 Sheet1.I88:Sheet1.I95" chart:data-source-has-labels="row" svg:x="1.236cm" svg:y="1.172cm" svg:width="10.348cm" svg:height="6.188cm">
          <chartooo:coordinate-region svg:x="1.857cm" svg:y="1.332cm" svg:width="9.169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Aggregate LHS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88:Sheet1.I95" loext:label-string="&quot;Stochastic Loads&quot;" chart:class="chart:scatter">
            <chart:domain table:cell-range-address="Sheet1.H88:Sheet1.H9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1.1649640083309">
                <text:p>51.1649640083309</text:p>
                <draw:g>
                  <svg:desc>Sheet1.I247:Sheet1.I264</svg:desc>
                </draw:g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33.9615286647582">
                <text:p>33.9615286647582</text:p>
                <draw:g>
                  <svg:desc>Sheet1.I88:Sheet1.I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8932659400852">
                <text:p>40.893265940085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8163015002881">
                <text:p>31.8163015002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7.5876994877214">
                <text:p>57.5876994877214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50.4524305030897">
                <text:p>50.4524305030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9338740302915">
                <text:p>41.9338740302915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7.4043239026053">
                <text:p>67.4043239026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8.5653921810767">
                <text:p>38.5653921810767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4.006934857114">
                <text:p>154.006934857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9619443126725">
                <text:p>47.9619443126725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3.0167939427746">
                <text:p>63.0167939427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7560649528393">
                <text:p>29.7560649528393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61.1530499606179">
                <text:p>61.1530499606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8.2805625594268">
                <text:p>58.280562559426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8.0725040640107">
                <text:p>38.0725040640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6.3447931675074">
                <text:p>46.34479316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3.6181099275533">
                <text:p>33.6181099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8.0379164119661">
                <text:p>38.037916411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2.7114742729064">
                <text:p>52.711474272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3.111444470912">
                <text:p>53.1114444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6.0271023909854">
                <text:p>56.027102390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9.8644994372574">
                <text:p>69.864499437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7.5203674425721">
                <text:p>37.520367442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7.1082030428375">
                <text:p>67.108203042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8.7465727373839">
                <text:p>88.746572737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8cm" svg:height="8.611cm" xlink:href=".." xlink:type="simple" chart:class="chart:scatter" chart:column-mapping="1 0" chart:style-name="ch1">
        <chart:title svg:x="3.152cm" svg:y="0.307cm" chart:style-name="ch2">
          <text:p>Stochastic Loads Pareto Front (Short Run)</text:p>
        </chart:title>
        <chart:plot-area chart:style-name="ch3" table:cell-range-address="Sheet1.G88:Sheet1.H95" svg:x="1.238cm" svg:y="1.18cm" svg:width="13.764cm" svg:height="6.357cm">
          <chartooo:coordinate-region svg:x="1.674cm" svg:y="1.341cm" svg:width="12.956cm" svg:height="5.628cm"/>
          <chart:axis chart:dimension="x" chart:name="primary-x" chart:style-name="ch4">
            <chart:title svg:x="7.362cm" svg:y="7.71cm" chart:style-name="ch5">
              <text:p>Mass (kg)</text:p>
            </chart:title>
          </chart:axis>
          <chart:axis chart:dimension="y" chart:name="primary-y" chart:style-name="ch6">
            <chart:title svg:x="0.451cm" svg:y="6.267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88:Sheet1.G95" chart:class="chart:scatter">
            <chart:domain table:cell-range-address="Sheet1.H88:Sheet1.H9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2418190467">
                <text:p>6.57852418190467</text:p>
                <draw:g>
                  <svg:desc>Sheet1.G88:Sheet1.G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column-mapping="1 0" chart:style-name="ch1">
        <chart:title svg:x="3.241cm" svg:y="0.306cm" chart:style-name="ch2">
          <text:p>Aggregate LHS Pareto Front (Short Run)</text:p>
        </chart:title>
        <chart:plot-area chart:style-name="ch3" table:cell-range-address="Sheet1.G247:Sheet1.H264" svg:x="1.314cm" svg:y="1.178cm" svg:width="13.577cm" svg:height="6.301cm">
          <chartooo:coordinate-region svg:x="1.935cm" svg:y="1.338cm" svg:width="12.397cm" svg:height="5.573cm"/>
          <chart:axis chart:dimension="x" chart:name="primary-x" chart:style-name="ch4">
            <chart:title svg:x="7.397cm" svg:y="7.651cm" chart:style-name="ch5">
              <text:p>Mass(kg)</text:p>
            </chart:title>
          </chart:axis>
          <chart:axis chart:dimension="y" chart:name="primary-y" chart:style-name="ch6">
            <chart:title svg:x="0.451cm" svg:y="5.721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247:Sheet1.G264" chart:class="chart:scatter">
            <chart:domain table:cell-range-address="Sheet1.H247:Sheet1.H264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65.1855958588575">
                <text:p>65.1855958588575</text:p>
                <draw:g>
                  <svg:desc>Sheet1.G247:Sheet1.G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52.4742156022594">
                <text:p>52.47421560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73.8931055124381">
                <text:p>73.8931055124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53.8201777107331">
                <text:p>53.820177710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49.1662477545024">
                <text:p>49.16624775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1.755777563862">
                <text:p>61.75577756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38.5776406860575">
                <text:p>38.577640686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80.989884935851">
                <text:p>80.98988493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59.1950964476887">
                <text:p>59.195096447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42.9241179654908">
                <text:p>42.924117965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48.597711458994">
                <text:p>48.59771145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67.2600264052856">
                <text:p>67.260026405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72.366888123633">
                <text:p>72.36688812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72.1491711350399">
                <text:p>72.14917113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89.9327730401967">
                <text:p>89.93277304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48.3206411362725">
                <text:p>48.3206411362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86.7150195834453">
                <text:p>86.7150195834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118.283969828311">
                <text:p>118.2839698283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5cm" svg:height="8.614cm" xlink:href=".." xlink:type="simple" chart:class="chart:scatter" chart:column-mapping="1 0" chart:style-name="ch1">
        <chart:title svg:x="3.335cm" svg:y="0.307cm" chart:style-name="ch2">
          <text:p>Aggregate LHS Pareto Front (Long Run)</text:p>
        </chart:title>
        <chart:plot-area chart:style-name="ch3" table:cell-range-address="Sheet1.G109:Sheet1.H140" svg:x="1.238cm" svg:y="1.18cm" svg:width="13.761cm" svg:height="6.36cm">
          <chartooo:coordinate-region svg:x="1.859cm" svg:y="1.34cm" svg:width="12.582cm" svg:height="5.632cm"/>
          <chart:axis chart:dimension="x" chart:name="primary-x" chart:style-name="ch4">
            <chart:title svg:x="7.36cm" svg:y="7.713cm" chart:style-name="ch5">
              <text:p>Mass (kg)</text:p>
            </chart:title>
          </chart:axis>
          <chart:axis chart:dimension="y" chart:name="primary-y" chart:style-name="ch4">
            <chart:title svg:x="0.451cm" svg:y="5.74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109:Sheet1.G140" chart:class="chart:scatter">
            <chart:domain table:cell-range-address="Sheet1.H109:Sheet1.H140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75.3212141670825">
                <text:p>75.3212141670825</text:p>
                <draw:g>
                  <svg:desc>Sheet1.G109:Sheet1.G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72.9712080404966">
                <text:p>72.971208040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58.7410611549753">
                <text:p>58.741061154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80.9088445761994">
                <text:p>80.908844576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48.0712262100675">
                <text:p>48.07122621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41.1601092981413">
                <text:p>41.160109298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107.743175223607">
                <text:p>107.74317522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48.7521992988256">
                <text:p>48.7521992988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70.6972423341869">
                <text:p>70.697242334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44.0885520051102">
                <text:p>44.08855200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56.8027806928379">
                <text:p>56.8027806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41.0519590759242">
                <text:p>41.051959075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46.1087742907676">
                <text:p>46.10877429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9.2160816441614">
                <text:p>39.216081644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49.2406251235912">
                <text:p>49.240625123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40.3402321070169">
                <text:p>40.3402321070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40.94079355414">
                <text:p>40.94079355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117.951460724391">
                <text:p>117.95146072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50.9564790591253">
                <text:p>50.9564790591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1.5408020129519">
                <text:p>61.540802012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96.2000076849868">
                <text:p>96.2000076849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4.8288058222525">
                <text:p>64.828805822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50.8655000114498">
                <text:p>50.865500011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47.0767937019914">
                <text:p>47.0767937019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41.4403162941607">
                <text:p>41.440316294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85.9891464328342">
                <text:p>85.989146432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67.8573003096758">
                <text:p>67.857300309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58.1210221308285">
                <text:p>58.1210221308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72.4467566995108">
                <text:p>72.4467566995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108.290862108247">
                <text:p>108.29086210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77.6470029395927">
                <text:p>77.6470029395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83.6835793850828">
                <text:p>83.6835793850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3.244cm" svg:y="0.308cm" chart:style-name="ch2">
          <text:p>Stochastic Loads Pareto Front (Long Run)</text:p>
        </chart:title>
        <chart:plot-area chart:style-name="ch3" table:cell-range-address="Sheet1.G3:Sheet1.H17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:Sheet1.G17" chart:class="chart:scatter">
            <chart:domain table:cell-range-address="Sheet1.H3:Sheet1.H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